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Bitstream Vera Sans Mono" svg:font-family="'Bitstream Vera Sans Mono'"/>
    <style:font-face style:name="Droid Sans Devanagari2"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Bitstream Vera Sans Mono1" svg:font-family="'Bitstream Vera Sans Mono'" style:font-pitch="variable"/>
    <style:font-face style:name="Droid Sans Devanagari1" svg:font-family="'Droid Sans Devanagari'" style:font-pitch="variable"/>
    <style:font-face style:name="Liberation Serif1" svg:font-family="'Liberation Serif'" style:font-pitch="variable"/>
    <style:font-face style:name="Noto Serif CJK SC" svg:font-family="'Noto Serif CJK SC'" style:font-pitch="variable"/>
    <style:font-face style:name="Source Code Pro1"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Footnote">
      <style:text-properties style:text-underline-style="solid" style:text-underline-width="auto" style:text-underline-color="font-color"/>
    </style:style>
    <style:style style:name="P2" style:family="paragraph" style:parent-style-name="Footnote">
      <style:text-properties officeooo:rsid="02d298e7" officeooo:paragraph-rsid="02d298e7"/>
    </style:style>
    <style:style style:name="P3" style:family="paragraph" style:parent-style-name="Standard">
      <style:paragraph-properties fo:text-align="justify" style:justify-single-word="false"/>
      <style:text-properties fo:language="zxx" fo:country="none" officeooo:rsid="01300d18" officeooo:paragraph-rsid="0133bf6b" style:language-asian="zxx" style:country-asian="none" style:language-complex="zxx" style:country-complex="none"/>
    </style:style>
    <style:style style:name="P4" style:family="paragraph" style:parent-style-name="Standard">
      <style:paragraph-properties fo:text-align="justify" style:justify-single-word="false"/>
      <style:text-properties fo:language="zxx" fo:country="none" officeooo:rsid="013e037d" officeooo:paragraph-rsid="013e037d" style:language-asian="zxx" style:country-asian="none" style:language-complex="zxx" style:country-complex="none"/>
    </style:style>
    <style:style style:name="P5" style:family="paragraph" style:parent-style-name="Standard">
      <style:paragraph-properties fo:text-align="justify" style:justify-single-word="false"/>
      <style:text-properties fo:language="zxx" fo:country="none" officeooo:rsid="013e037d" officeooo:paragraph-rsid="01744799" style:language-asian="zxx" style:country-asian="none" style:language-complex="zxx" style:country-complex="none"/>
    </style:style>
    <style:style style:name="P6" style:family="paragraph" style:parent-style-name="Standard">
      <style:paragraph-properties fo:text-align="start" style:justify-single-word="false"/>
      <style:text-properties fo:language="zxx" fo:country="none" officeooo:rsid="01741631" officeooo:paragraph-rsid="01741631" style:language-asian="zxx" style:country-asian="none" style:language-complex="zxx" style:country-complex="none"/>
    </style:style>
    <style:style style:name="P7" style:family="paragraph" style:parent-style-name="Standard">
      <style:paragraph-properties fo:text-align="justify" style:justify-single-word="false"/>
      <style:text-properties fo:language="zxx" fo:country="none" fo:font-style="normal" officeooo:rsid="01195af7" officeooo:paragraph-rsid="01195af7" style:language-asian="zxx" style:country-asian="none" style:font-style-asian="normal" style:language-complex="zxx" style:country-complex="none" style:font-style-complex="normal"/>
    </style:style>
    <style:style style:name="P8" style:family="paragraph" style:parent-style-name="Standard">
      <style:paragraph-properties fo:text-align="center" style:justify-single-word="false"/>
      <style:text-properties fo:font-size="14pt" fo:language="zxx" fo:country="none" fo:font-weight="bold" officeooo:rsid="001d7762" officeooo:paragraph-rsid="001d7762"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margin-top="0.05in" fo:margin-bottom="0.1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0" style:family="paragraph" style:parent-style-name="Standard">
      <style:paragraph-properties fo:margin-top="0.05in" fo:margin-bottom="0.15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1" style:family="paragraph" style:parent-style-name="Standard">
      <style:paragraph-properties fo:margin-top="0in" fo:margin-bottom="0.1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 style:family="paragraph" style:parent-style-name="Standard">
      <style:paragraph-properties fo:margin-left="0in" fo:margin-right="0in" fo:text-align="center" style:justify-single-word="false" fo:text-indent="0.5in" style:auto-text-indent="false"/>
      <style:text-properties fo:font-size="14pt" fo:language="zxx" fo:country="none" fo:font-weight="bold" officeooo:rsid="001a0bc2" officeooo:paragraph-rsid="00350515" style:font-size-asian="14pt" style:language-asian="zxx" style:country-asian="none" style:font-weight-asian="bold" style:font-size-complex="14pt" style:language-complex="zxx" style:country-complex="none" style:font-weight-complex="bold"/>
    </style:style>
    <style:style style:name="P13" style:family="paragraph" style:parent-style-name="Standard">
      <style:paragraph-properties fo:margin-left="0in" fo:margin-right="0in" fo:text-align="justify" style:justify-single-word="false" fo:text-indent="0.5in" style:auto-text-indent="false"/>
      <style:text-properties fo:language="zxx" fo:country="none" officeooo:rsid="001a0bc2" officeooo:paragraph-rsid="001a0bc2" style:language-asian="zxx" style:country-asian="none" style:language-complex="zxx" style:country-complex="none"/>
    </style:style>
    <style:style style:name="P14" style:family="paragraph" style:parent-style-name="Standard">
      <style:paragraph-properties fo:margin-left="0in" fo:margin-right="0in" fo:text-align="justify" style:justify-single-word="false" fo:text-indent="0.5in" style:auto-text-indent="false"/>
      <style:text-properties fo:language="zxx" fo:country="none" officeooo:rsid="00132615" officeooo:paragraph-rsid="00132615" style:language-asian="zxx" style:country-asian="none" style:language-complex="zxx" style:country-complex="none"/>
    </style:style>
    <style:style style:name="P15" style:family="paragraph" style:parent-style-name="Standard">
      <style:paragraph-properties fo:margin-left="0in" fo:margin-right="0in" fo:text-align="center" style:justify-single-word="false" fo:text-indent="0.5in" style:auto-text-indent="false"/>
      <style:text-properties officeooo:paragraph-rsid="00350515"/>
    </style:style>
    <style:style style:name="P16" style:family="paragraph" style:parent-style-name="Standard">
      <style:paragraph-properties fo:margin-left="0in" fo:margin-right="0in" fo:margin-top="0in" fo:margin-bottom="0.1in" style:contextual-spacing="false" fo:text-align="center" style:justify-single-word="false" fo:text-indent="0.5in" style:auto-text-indent="false"/>
      <style:text-properties fo:font-size="13pt" fo:language="zxx" fo:country="none" fo:font-weight="bold" officeooo:rsid="011aec58" officeooo:paragraph-rsid="011aec58" style:font-size-asian="13pt" style:language-asian="zxx" style:country-asian="none" style:font-weight-asian="bold" style:font-size-complex="13pt" style:language-complex="zxx" style:country-complex="none" style:font-weight-complex="bold"/>
    </style:style>
    <style:style style:name="P17" style:family="paragraph" style:parent-style-name="Standard">
      <style:paragraph-properties fo:margin-top="0in" fo:margin-bottom="0.1in" style:contextual-spacing="false" fo:text-align="center" style:justify-single-word="false"/>
      <style:text-properties fo:language="zxx" fo:country="none" officeooo:rsid="00132615" officeooo:paragraph-rsid="011aec58" style:language-asian="zxx" style:country-asian="none" style:language-complex="zxx" style:country-complex="none"/>
    </style:style>
    <style:style style:name="P18" style:family="paragraph" style:parent-style-name="Standard" style:list-style-name="L1">
      <style:paragraph-properties fo:text-align="justify" style:justify-single-word="false"/>
      <style:text-properties officeooo:paragraph-rsid="0097dcae"/>
    </style:style>
    <style:style style:name="P19" style:family="paragraph" style:parent-style-name="Standard" style:list-style-name="L1">
      <style:paragraph-properties fo:text-align="justify" style:justify-single-word="false"/>
      <style:text-properties officeooo:paragraph-rsid="013c09f1"/>
    </style:style>
    <style:style style:name="P20" style:family="paragraph" style:parent-style-name="Standard" style:list-style-name="L1">
      <style:paragraph-properties fo:text-align="justify" style:justify-single-word="false"/>
      <style:text-properties officeooo:paragraph-rsid="02b7b523"/>
    </style:style>
    <style:style style:name="P21" style:family="paragraph" style:parent-style-name="Standard" style:list-style-name="L1">
      <style:paragraph-properties fo:text-align="justify" style:justify-single-word="false"/>
      <style:text-properties fo:language="zxx" fo:country="none" officeooo:rsid="01195af7" officeooo:paragraph-rsid="01195af7" style:language-asian="zxx" style:country-asian="none" style:language-complex="zxx" style:country-complex="none"/>
    </style:style>
    <style:style style:name="P22" style:family="paragraph" style:parent-style-name="Standard" style:list-style-name="L1">
      <style:paragraph-properties fo:text-align="justify" style:justify-single-word="false"/>
      <style:text-properties fo:language="zxx" fo:country="none" officeooo:paragraph-rsid="01195af7" style:language-asian="zxx" style:country-asian="none" style:language-complex="zxx" style:country-complex="none"/>
    </style:style>
    <style:style style:name="P23" style:family="paragraph" style:parent-style-name="Standard" style:list-style-name="L2">
      <style:paragraph-properties fo:text-align="justify" style:justify-single-word="false"/>
      <style:text-properties fo:language="zxx" fo:country="none" officeooo:paragraph-rsid="011aec58" style:language-asian="zxx" style:country-asian="none" style:language-complex="zxx" style:country-complex="none"/>
    </style:style>
    <style:style style:name="P24" style:family="paragraph" style:parent-style-name="Standard" style:list-style-name="L2">
      <style:paragraph-properties fo:text-align="justify" style:justify-single-word="false"/>
      <style:text-properties fo:language="zxx" fo:country="none" officeooo:paragraph-rsid="011c95a7" style:language-asian="zxx" style:country-asian="none" style:language-complex="zxx" style:country-complex="none"/>
    </style:style>
    <style:style style:name="P25" style:family="paragraph" style:parent-style-name="Standard" style:list-style-name="L2">
      <style:paragraph-properties fo:text-align="justify" style:justify-single-word="false"/>
      <style:text-properties fo:language="zxx" fo:country="none" officeooo:paragraph-rsid="011d7628" style:language-asian="zxx" style:country-asian="none" style:language-complex="zxx" style:country-complex="none"/>
    </style:style>
    <style:style style:name="P26" style:family="paragraph" style:parent-style-name="Standard" style:list-style-name="L2">
      <style:paragraph-properties fo:text-align="justify" style:justify-single-word="false"/>
      <style:text-properties fo:language="zxx" fo:country="none" officeooo:paragraph-rsid="012bb2bf" style:language-asian="zxx" style:country-asian="none" style:language-complex="zxx" style:country-complex="none"/>
    </style:style>
    <style:style style:name="P27" style:family="paragraph" style:parent-style-name="Standard" style:list-style-name="L2">
      <style:paragraph-properties fo:text-align="justify" style:justify-single-word="false"/>
      <style:text-properties fo:language="zxx" fo:country="none" officeooo:paragraph-rsid="011fbd69" style:language-asian="zxx" style:country-asian="none" style:language-complex="zxx" style:country-complex="none"/>
    </style:style>
    <style:style style:name="P28" style:family="paragraph" style:parent-style-name="Standard" style:list-style-name="L2">
      <style:paragraph-properties fo:text-align="justify" style:justify-single-word="false"/>
      <style:text-properties fo:language="zxx" fo:country="none" officeooo:paragraph-rsid="038d0642" style:language-asian="zxx" style:country-asian="none" style:language-complex="zxx" style:country-complex="none"/>
    </style:style>
    <style:style style:name="P29" style:family="paragraph" style:parent-style-name="Standard" style:list-style-name="L2">
      <style:paragraph-properties fo:text-align="justify" style:justify-single-word="false"/>
      <style:text-properties fo:language="zxx" fo:country="none" officeooo:paragraph-rsid="012d6b9a" style:language-asian="zxx" style:country-asian="none" style:language-complex="zxx" style:country-complex="none"/>
    </style:style>
    <style:style style:name="P30" style:family="paragraph" style:parent-style-name="Standard" style:list-style-name="L2">
      <style:paragraph-properties fo:text-align="justify" style:justify-single-word="false"/>
      <style:text-properties fo:language="zxx" fo:country="none" officeooo:paragraph-rsid="01b54960" style:language-asian="zxx" style:country-asian="none" style:language-complex="zxx" style:country-complex="none"/>
    </style:style>
    <style:style style:name="P31" style:family="paragraph" style:parent-style-name="Standard" style:list-style-name="L5">
      <style:paragraph-properties fo:text-align="justify" style:justify-single-word="false"/>
      <style:text-properties fo:language="zxx" fo:country="none" officeooo:paragraph-rsid="0166f985" style:language-asian="zxx" style:country-asian="none" style:language-complex="zxx" style:country-complex="none"/>
    </style:style>
    <style:style style:name="P32" style:family="paragraph" style:parent-style-name="Standard" style:list-style-name="L6">
      <style:paragraph-properties fo:text-align="justify" style:justify-single-word="false"/>
      <style:text-properties fo:language="zxx" fo:country="none" officeooo:paragraph-rsid="01737ee2" style:language-asian="zxx" style:country-asian="none" style:language-complex="zxx" style:country-complex="none"/>
    </style:style>
    <style:style style:name="P33" style:family="paragraph" style:parent-style-name="Standard" style:list-style-name="L2">
      <style:paragraph-properties fo:text-align="justify" style:justify-single-word="false"/>
      <style:text-properties fo:language="zxx" fo:country="none" officeooo:rsid="00132615" officeooo:paragraph-rsid="00964ba4" style:language-asian="zxx" style:country-asian="none" style:language-complex="zxx" style:country-complex="none"/>
    </style:style>
    <style:style style:name="P34" style:family="paragraph" style:parent-style-name="Standard" style:list-style-name="L2">
      <style:paragraph-properties fo:text-align="justify" style:justify-single-word="false"/>
      <style:text-properties fo:language="zxx" fo:country="none" officeooo:rsid="00132615" officeooo:paragraph-rsid="011aec58" style:language-asian="zxx" style:country-asian="none" style:language-complex="zxx" style:country-complex="none"/>
    </style:style>
    <style:style style:name="P35" style:family="paragraph" style:parent-style-name="Standard" style:list-style-name="L2">
      <style:paragraph-properties fo:text-align="justify" style:justify-single-word="false"/>
      <style:text-properties fo:language="zxx" fo:country="none" officeooo:rsid="011aec58" officeooo:paragraph-rsid="011aec58" style:language-asian="zxx" style:country-asian="none" style:language-complex="zxx" style:country-complex="none"/>
    </style:style>
    <style:style style:name="P36" style:family="paragraph" style:parent-style-name="Standard" style:list-style-name="L2">
      <style:paragraph-properties fo:text-align="justify" style:justify-single-word="false"/>
      <style:text-properties fo:language="zxx" fo:country="none" officeooo:rsid="011aec58" officeooo:paragraph-rsid="011d7628" style:language-asian="zxx" style:country-asian="none" style:language-complex="zxx" style:country-complex="none"/>
    </style:style>
    <style:style style:name="P37" style:family="paragraph" style:parent-style-name="Standard" style:list-style-name="L2">
      <style:paragraph-properties fo:text-align="justify" style:justify-single-word="false"/>
      <style:text-properties fo:language="zxx" fo:country="none" officeooo:rsid="011aec58" officeooo:paragraph-rsid="02808fcf" style:language-asian="zxx" style:country-asian="none" style:language-complex="zxx" style:country-complex="none"/>
    </style:style>
    <style:style style:name="P38" style:family="paragraph" style:parent-style-name="Standard" style:list-style-name="L2">
      <style:paragraph-properties fo:text-align="justify" style:justify-single-word="false"/>
      <style:text-properties fo:language="zxx" fo:country="none" officeooo:rsid="011aec58" officeooo:paragraph-rsid="01eb86dc" style:language-asian="zxx" style:country-asian="none" style:language-complex="zxx" style:country-complex="none"/>
    </style:style>
    <style:style style:name="P39" style:family="paragraph" style:parent-style-name="Standard" style:list-style-name="L2">
      <style:paragraph-properties fo:text-align="justify" style:justify-single-word="false"/>
      <style:text-properties fo:language="zxx" fo:country="none" officeooo:rsid="011aec58" officeooo:paragraph-rsid="038e2096" style:language-asian="zxx" style:country-asian="none" style:language-complex="zxx" style:country-complex="none"/>
    </style:style>
    <style:style style:name="P40" style:family="paragraph" style:parent-style-name="Standard" style:list-style-name="L2">
      <style:paragraph-properties fo:text-align="justify" style:justify-single-word="false"/>
      <style:text-properties fo:language="zxx" fo:country="none" officeooo:rsid="011b8dc3" officeooo:paragraph-rsid="011b8dc3" style:language-asian="zxx" style:country-asian="none" style:language-complex="zxx" style:country-complex="none"/>
    </style:style>
    <style:style style:name="P41" style:family="paragraph" style:parent-style-name="Standard" style:list-style-name="L2">
      <style:paragraph-properties fo:text-align="justify" style:justify-single-word="false"/>
      <style:text-properties fo:language="zxx" fo:country="none" officeooo:rsid="011b8dc3" officeooo:paragraph-rsid="02808fcf" style:language-asian="zxx" style:country-asian="none" style:language-complex="zxx" style:country-complex="none"/>
    </style:style>
    <style:style style:name="P42" style:family="paragraph" style:parent-style-name="Standard" style:list-style-name="L2">
      <style:paragraph-properties fo:text-align="justify" style:justify-single-word="false"/>
      <style:text-properties fo:language="zxx" fo:country="none" officeooo:rsid="011b8dc3" officeooo:paragraph-rsid="02c70784" style:language-asian="zxx" style:country-asian="none" style:language-complex="zxx" style:country-complex="none"/>
    </style:style>
    <style:style style:name="P43" style:family="paragraph" style:parent-style-name="Standard" style:list-style-name="L2">
      <style:paragraph-properties fo:text-align="justify" style:justify-single-word="false"/>
      <style:text-properties fo:language="zxx" fo:country="none" officeooo:rsid="011b8dc3" officeooo:paragraph-rsid="0286460c" style:language-asian="zxx" style:country-asian="none" style:language-complex="zxx" style:country-complex="none"/>
    </style:style>
    <style:style style:name="P44" style:family="paragraph" style:parent-style-name="Standard" style:list-style-name="L2">
      <style:paragraph-properties fo:text-align="justify" style:justify-single-word="false"/>
      <style:text-properties fo:language="zxx" fo:country="none" officeooo:rsid="011c95a7" officeooo:paragraph-rsid="011c95a7" style:language-asian="zxx" style:country-asian="none" style:language-complex="zxx" style:country-complex="none"/>
    </style:style>
    <style:style style:name="P45" style:family="paragraph" style:parent-style-name="Standard" style:list-style-name="L2">
      <style:paragraph-properties fo:text-align="justify" style:justify-single-word="false"/>
      <style:text-properties fo:language="zxx" fo:country="none" officeooo:rsid="011c95a7" officeooo:paragraph-rsid="011d7628" style:language-asian="zxx" style:country-asian="none" style:language-complex="zxx" style:country-complex="none"/>
    </style:style>
    <style:style style:name="P46" style:family="paragraph" style:parent-style-name="Standard" style:list-style-name="L2">
      <style:paragraph-properties fo:text-align="justify" style:justify-single-word="false"/>
      <style:text-properties fo:language="zxx" fo:country="none" officeooo:rsid="011c95a7" officeooo:paragraph-rsid="036d4481" style:language-asian="zxx" style:country-asian="none" style:language-complex="zxx" style:country-complex="none"/>
    </style:style>
    <style:style style:name="P47" style:family="paragraph" style:parent-style-name="Standard" style:list-style-name="L2">
      <style:paragraph-properties fo:text-align="justify" style:justify-single-word="false"/>
      <style:text-properties fo:language="zxx" fo:country="none" officeooo:rsid="011c95a7" officeooo:paragraph-rsid="036e9c46" style:language-asian="zxx" style:country-asian="none" style:language-complex="zxx" style:country-complex="none"/>
    </style:style>
    <style:style style:name="P48" style:family="paragraph" style:parent-style-name="Standard" style:list-style-name="L2">
      <style:paragraph-properties fo:text-align="justify" style:justify-single-word="false"/>
      <style:text-properties fo:language="zxx" fo:country="none" officeooo:rsid="011c95a7" officeooo:paragraph-rsid="01f1e181"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zxx" fo:country="none" officeooo:rsid="011e59d3" officeooo:paragraph-rsid="011e59d3" style:language-asian="zxx" style:country-asian="none" style:language-complex="zxx" style:country-complex="none"/>
    </style:style>
    <style:style style:name="P50" style:family="paragraph" style:parent-style-name="Standard" style:list-style-name="L2">
      <style:paragraph-properties fo:text-align="justify" style:justify-single-word="false"/>
      <style:text-properties fo:language="zxx" fo:country="none" officeooo:rsid="011e59d3" officeooo:paragraph-rsid="01324cb4" style:language-asian="zxx" style:country-asian="none" style:language-complex="zxx" style:country-complex="none"/>
    </style:style>
    <style:style style:name="P51" style:family="paragraph" style:parent-style-name="Standard" style:list-style-name="L2">
      <style:paragraph-properties fo:text-align="justify" style:justify-single-word="false"/>
      <style:text-properties fo:language="zxx" fo:country="none" officeooo:rsid="0406daa6" officeooo:paragraph-rsid="03e61406" style:language-asian="zxx" style:country-asian="none" style:language-complex="zxx" style:country-complex="none"/>
    </style:style>
    <style:style style:name="P52" style:family="paragraph" style:parent-style-name="Standard" style:list-style-name="L2">
      <style:paragraph-properties fo:text-align="justify" style:justify-single-word="false"/>
      <style:text-properties fo:language="zxx" fo:country="none" officeooo:rsid="011d7628" officeooo:paragraph-rsid="011d7628" style:language-asian="zxx" style:country-asian="none" style:language-complex="zxx" style:country-complex="none"/>
    </style:style>
    <style:style style:name="P53" style:family="paragraph" style:parent-style-name="Standard" style:list-style-name="L2">
      <style:paragraph-properties fo:text-align="justify" style:justify-single-word="false"/>
      <style:text-properties fo:language="zxx" fo:country="none" officeooo:rsid="011d7628" officeooo:paragraph-rsid="012bb2bf" style:language-asian="zxx" style:country-asian="none" style:language-complex="zxx" style:country-complex="none"/>
    </style:style>
    <style:style style:name="P54" style:family="paragraph" style:parent-style-name="Standard" style:list-style-name="L2">
      <style:paragraph-properties fo:text-align="justify" style:justify-single-word="false"/>
      <style:text-properties fo:language="zxx" fo:country="none" officeooo:rsid="011d7628" officeooo:paragraph-rsid="01258da9" style:language-asian="zxx" style:country-asian="none" style:language-complex="zxx" style:country-complex="none"/>
    </style:style>
    <style:style style:name="P55" style:family="paragraph" style:parent-style-name="Standard" style:list-style-name="L2">
      <style:paragraph-properties fo:text-align="justify" style:justify-single-word="false"/>
      <style:text-properties fo:language="zxx" fo:country="none" officeooo:rsid="011e4a66" officeooo:paragraph-rsid="011e4a66" style:language-asian="zxx" style:country-asian="none" style:language-complex="zxx" style:country-complex="none"/>
    </style:style>
    <style:style style:name="P56" style:family="paragraph" style:parent-style-name="Standard" style:list-style-name="L2">
      <style:paragraph-properties fo:text-align="justify" style:justify-single-word="false"/>
      <style:text-properties fo:language="zxx" fo:country="none" officeooo:rsid="011e4a66" officeooo:paragraph-rsid="01f89f9b" style:language-asian="zxx" style:country-asian="none" style:language-complex="zxx" style:country-complex="none"/>
    </style:style>
    <style:style style:name="P57" style:family="paragraph" style:parent-style-name="Standard" style:list-style-name="L2">
      <style:paragraph-properties fo:text-align="justify" style:justify-single-word="false"/>
      <style:text-properties fo:language="zxx" fo:country="none" officeooo:rsid="0124c983" officeooo:paragraph-rsid="0124c983" style:language-asian="zxx" style:country-asian="none" style:language-complex="zxx" style:country-complex="none"/>
    </style:style>
    <style:style style:name="P58" style:family="paragraph" style:parent-style-name="Standard" style:list-style-name="L2">
      <style:paragraph-properties fo:text-align="justify" style:justify-single-word="false"/>
      <style:text-properties fo:language="zxx" fo:country="none" officeooo:rsid="0124c983" officeooo:paragraph-rsid="01fb0cf7" style:language-asian="zxx" style:country-asian="none" style:language-complex="zxx" style:country-complex="none"/>
    </style:style>
    <style:style style:name="P59" style:family="paragraph" style:parent-style-name="Standard" style:list-style-name="L2">
      <style:paragraph-properties fo:text-align="justify" style:justify-single-word="false"/>
      <style:text-properties fo:language="zxx" fo:country="none" officeooo:rsid="011fbd69" officeooo:paragraph-rsid="011fbd69" style:language-asian="zxx" style:country-asian="none" style:language-complex="zxx" style:country-complex="none"/>
    </style:style>
    <style:style style:name="P60" style:family="paragraph" style:parent-style-name="Standard" style:list-style-name="L2">
      <style:paragraph-properties fo:text-align="justify" style:justify-single-word="false"/>
      <style:text-properties fo:language="zxx" fo:country="none" officeooo:rsid="0125e55e" officeooo:paragraph-rsid="01f9d782" style:language-asian="zxx" style:country-asian="none" style:language-complex="zxx" style:country-complex="none"/>
    </style:style>
    <style:style style:name="P61" style:family="paragraph" style:parent-style-name="Standard" style:list-style-name="L2">
      <style:paragraph-properties fo:text-align="justify" style:justify-single-word="false"/>
      <style:text-properties fo:language="zxx" fo:country="none" officeooo:rsid="0125e55e" officeooo:paragraph-rsid="01300d18" style:language-asian="zxx" style:country-asian="none" style:language-complex="zxx" style:country-complex="none"/>
    </style:style>
    <style:style style:name="P62" style:family="paragraph" style:parent-style-name="Standard" style:list-style-name="L2">
      <style:paragraph-properties fo:text-align="justify" style:justify-single-word="false"/>
      <style:text-properties fo:language="zxx" fo:country="none" officeooo:rsid="01300d18" officeooo:paragraph-rsid="01300d18" style:language-asian="zxx" style:country-asian="none" style:language-complex="zxx" style:country-complex="none"/>
    </style:style>
    <style:style style:name="P63" style:family="paragraph" style:parent-style-name="Standard" style:list-style-name="L2">
      <style:paragraph-properties fo:text-align="justify" style:justify-single-word="false"/>
      <style:text-properties fo:language="zxx" fo:country="none" officeooo:rsid="01300d18" officeooo:paragraph-rsid="013ef891" style:language-asian="zxx" style:country-asian="none" style:language-complex="zxx" style:country-complex="none"/>
    </style:style>
    <style:style style:name="P64" style:family="paragraph" style:parent-style-name="Standard" style:list-style-name="L2">
      <style:paragraph-properties fo:text-align="justify" style:justify-single-word="false"/>
      <style:text-properties fo:language="zxx" fo:country="none" officeooo:rsid="01300d18" officeooo:paragraph-rsid="015f7d00" style:language-asian="zxx" style:country-asian="none" style:language-complex="zxx" style:country-complex="none"/>
    </style:style>
    <style:style style:name="P65" style:family="paragraph" style:parent-style-name="Standard" style:list-style-name="L2">
      <style:paragraph-properties fo:text-align="justify" style:justify-single-word="false"/>
      <style:text-properties fo:language="zxx" fo:country="none" officeooo:rsid="01300d18" officeooo:paragraph-rsid="0166f985" style:language-asian="zxx" style:country-asian="none" style:language-complex="zxx" style:country-complex="none"/>
    </style:style>
    <style:style style:name="P66" style:family="paragraph" style:parent-style-name="Standard" style:list-style-name="L2">
      <style:paragraph-properties fo:text-align="justify" style:justify-single-word="false"/>
      <style:text-properties fo:language="zxx" fo:country="none" officeooo:rsid="01300d18" officeooo:paragraph-rsid="040d7285" style:language-asian="zxx" style:country-asian="none" style:language-complex="zxx" style:country-complex="none"/>
    </style:style>
    <style:style style:name="P67" style:family="paragraph" style:parent-style-name="Standard" style:list-style-name="L2">
      <style:paragraph-properties fo:text-align="justify" style:justify-single-word="false"/>
      <style:text-properties fo:language="zxx" fo:country="none" officeooo:rsid="0134debe" officeooo:paragraph-rsid="0134debe" style:language-asian="zxx" style:country-asian="none" style:language-complex="zxx" style:country-complex="none"/>
    </style:style>
    <style:style style:name="P68" style:family="paragraph" style:parent-style-name="Standard" style:list-style-name="L2">
      <style:paragraph-properties fo:text-align="justify" style:justify-single-word="false"/>
      <style:text-properties fo:language="zxx" fo:country="none" officeooo:rsid="01306794" officeooo:paragraph-rsid="01306794" style:language-asian="zxx" style:country-asian="none" style:language-complex="zxx" style:country-complex="none"/>
    </style:style>
    <style:style style:name="P69" style:family="paragraph" style:parent-style-name="Standard" style:list-style-name="L3">
      <style:paragraph-properties fo:text-align="justify" style:justify-single-word="false"/>
      <style:text-properties fo:language="zxx" fo:country="none" officeooo:rsid="013ef891" officeooo:paragraph-rsid="013ef891" style:language-asian="zxx" style:country-asian="none" style:language-complex="zxx" style:country-complex="none"/>
    </style:style>
    <style:style style:name="P70" style:family="paragraph" style:parent-style-name="Standard" style:list-style-name="L2">
      <style:paragraph-properties fo:text-align="justify" style:justify-single-word="false"/>
      <style:text-properties fo:language="zxx" fo:country="none" officeooo:rsid="015d7ff2" officeooo:paragraph-rsid="015d7ff2" style:language-asian="zxx" style:country-asian="none" style:language-complex="zxx" style:country-complex="none"/>
    </style:style>
    <style:style style:name="P71" style:family="paragraph" style:parent-style-name="Standard" style:list-style-name="L5">
      <style:paragraph-properties fo:text-align="justify" style:justify-single-word="false"/>
      <style:text-properties fo:language="zxx" fo:country="none" officeooo:rsid="013e037d" officeooo:paragraph-rsid="013e037d" style:language-asian="zxx" style:country-asian="none" style:language-complex="zxx" style:country-complex="none"/>
    </style:style>
    <style:style style:name="P72" style:family="paragraph" style:parent-style-name="Standard" style:list-style-name="L2">
      <style:paragraph-properties fo:text-align="justify" style:justify-single-word="false"/>
      <style:text-properties fo:language="zxx" fo:country="none" officeooo:rsid="013e037d" officeooo:paragraph-rsid="01744799" style:language-asian="zxx" style:country-asian="none" style:language-complex="zxx" style:country-complex="none"/>
    </style:style>
    <style:style style:name="P73" style:family="paragraph" style:parent-style-name="Standard" style:list-style-name="L5">
      <style:paragraph-properties fo:text-align="justify" style:justify-single-word="false"/>
      <style:text-properties fo:language="zxx" fo:country="none" officeooo:rsid="0166f985" officeooo:paragraph-rsid="0166f985" style:language-asian="zxx" style:country-asian="none" style:language-complex="zxx" style:country-complex="none"/>
    </style:style>
    <style:style style:name="P74" style:family="paragraph" style:parent-style-name="Standard" style:list-style-name="L2">
      <style:paragraph-properties fo:text-align="justify" style:justify-single-word="false"/>
      <style:text-properties fo:language="zxx" fo:country="none" officeooo:rsid="01737ee2" officeooo:paragraph-rsid="01737ee2" style:language-asian="zxx" style:country-asian="none" style:language-complex="zxx" style:country-complex="none"/>
    </style:style>
    <style:style style:name="P75" style:family="paragraph" style:parent-style-name="Standard" style:list-style-name="L6">
      <style:paragraph-properties fo:text-align="justify" style:justify-single-word="false"/>
      <style:text-properties fo:language="zxx" fo:country="none" officeooo:rsid="01737ee2" officeooo:paragraph-rsid="01737ee2" style:language-asian="zxx" style:country-asian="none" style:language-complex="zxx" style:country-complex="none"/>
    </style:style>
    <style:style style:name="P76" style:family="paragraph" style:parent-style-name="Standard" style:list-style-name="L2">
      <style:paragraph-properties fo:text-align="start" style:justify-single-word="false"/>
      <style:text-properties fo:language="zxx" fo:country="none" officeooo:rsid="01741631" officeooo:paragraph-rsid="01741631" style:language-asian="zxx" style:country-asian="none" style:language-complex="zxx" style:country-complex="none"/>
    </style:style>
    <style:style style:name="P77" style:family="paragraph" style:parent-style-name="Standard" style:list-style-name="L7">
      <style:paragraph-properties fo:text-align="start" style:justify-single-word="false"/>
      <style:text-properties fo:language="zxx" fo:country="none" officeooo:rsid="01741631" officeooo:paragraph-rsid="01741631" style:language-asian="zxx" style:country-asian="none" style:language-complex="zxx" style:country-complex="none"/>
    </style:style>
    <style:style style:name="P78" style:family="paragraph" style:parent-style-name="Standard" style:list-style-name="L7">
      <style:paragraph-properties fo:text-align="start" style:justify-single-word="false"/>
      <style:text-properties fo:language="zxx" fo:country="none" officeooo:paragraph-rsid="01741631" style:language-asian="zxx" style:country-asian="none" style:language-complex="zxx" style:country-complex="none"/>
    </style:style>
    <style:style style:name="P79" style:family="paragraph" style:parent-style-name="Standard" style:list-style-name="L2">
      <style:paragraph-properties fo:text-align="justify" style:justify-single-word="false"/>
      <style:text-properties fo:language="zxx" fo:country="none" officeooo:rsid="01755065" officeooo:paragraph-rsid="04010461" style:language-asian="zxx" style:country-asian="none" style:language-complex="zxx" style:country-complex="none"/>
    </style:style>
    <style:style style:name="P80" style:family="paragraph" style:parent-style-name="Standard" style:list-style-name="L2">
      <style:paragraph-properties fo:text-align="justify" style:justify-single-word="false"/>
      <style:text-properties fo:language="zxx" fo:country="none" officeooo:rsid="01755065" officeooo:paragraph-rsid="01755065" style:language-asian="zxx" style:country-asian="none" style:language-complex="zxx" style:country-complex="none"/>
    </style:style>
    <style:style style:name="P81" style:family="paragraph" style:parent-style-name="Standard" style:list-style-name="L2">
      <style:paragraph-properties fo:text-align="justify" style:justify-single-word="false"/>
      <style:text-properties fo:language="zxx" fo:country="none" officeooo:rsid="01b415a3" officeooo:paragraph-rsid="01b415a3" style:language-asian="zxx" style:country-asian="none" style:language-complex="zxx" style:country-complex="none"/>
    </style:style>
    <style:style style:name="P82" style:family="paragraph" style:parent-style-name="Standard" style:list-style-name="L2">
      <style:paragraph-properties fo:text-align="justify" style:justify-single-word="false"/>
      <style:text-properties fo:language="zxx" fo:country="none" officeooo:rsid="0429b7b2" officeooo:paragraph-rsid="0429b7b2" style:language-asian="zxx" style:country-asian="none" style:language-complex="zxx" style:country-complex="none"/>
    </style:style>
    <style:style style:name="P83" style:family="paragraph" style:parent-style-name="Standard" style:list-style-name="L1">
      <style:paragraph-properties fo:text-align="justify" style:justify-single-word="false"/>
      <style:text-properties fo:language="zxx" fo:country="none" fo:font-style="normal" officeooo:rsid="01195af7" officeooo:paragraph-rsid="01195af7" style:language-asian="zxx" style:country-asian="none" style:font-style-asian="normal" style:language-complex="zxx" style:country-complex="none" style:font-style-complex="normal"/>
    </style:style>
    <style:style style:name="P84" style:family="paragraph" style:parent-style-name="Standard" style:list-style-name="L2">
      <style:paragraph-properties fo:text-align="justify" style:justify-single-word="false"/>
      <style:text-properties fo:language="zxx" fo:country="none" fo:font-weight="bold" officeooo:rsid="01b54960" officeooo:paragraph-rsid="01b54960" style:language-asian="zxx" style:country-asian="none" style:font-weight-asian="bold" style:language-complex="zxx" style:country-complex="none" style:font-weight-complex="bold"/>
    </style:style>
    <style:style style:name="P85" style:family="paragraph" style:parent-style-name="Standard" style:list-style-name="L2">
      <style:paragraph-properties fo:text-align="justify" style:justify-single-word="false"/>
      <style:text-properties officeooo:rsid="013e037d" officeooo:paragraph-rsid="01737ee2"/>
    </style:style>
    <style:style style:name="P86" style:family="paragraph" style:parent-style-name="Standard" style:list-style-name="L2">
      <style:paragraph-properties fo:margin-top="0.1in" fo:margin-bottom="0in" style:contextual-spacing="false" fo:text-align="center" style:justify-single-word="false" fo:break-before="page"/>
      <style:text-properties fo:language="zxx" fo:country="none" fo:font-weight="bold" officeooo:rsid="030fb18a" officeooo:paragraph-rsid="030fb18a" style:language-asian="zxx" style:country-asian="none" style:font-weight-asian="bold" style:language-complex="zxx" style:country-complex="none" style:font-weight-complex="bold"/>
    </style:style>
    <style:style style:name="P87" style:family="paragraph" style:parent-style-name="Standard" style:list-style-name="L2">
      <style:paragraph-properties fo:margin-top="0.1in" fo:margin-bottom="0in" style:contextual-spacing="false" fo:text-align="center" style:justify-single-word="false"/>
      <style:text-properties fo:language="zxx" fo:country="none" fo:font-weight="bold" officeooo:rsid="030fb18a" officeooo:paragraph-rsid="030fb18a" style:language-asian="zxx" style:country-asian="none" style:font-weight-asian="bold" style:language-complex="zxx" style:country-complex="none" style:font-weight-complex="bold"/>
    </style:style>
    <style:style style:name="P88" style:family="paragraph" style:parent-style-name="Standard" style:list-style-name="L2">
      <style:paragraph-properties fo:margin-top="0.1in" fo:margin-bottom="0in" style:contextual-spacing="false" fo:text-align="justify" style:justify-single-word="false"/>
      <style:text-properties fo:language="zxx" fo:country="none" officeooo:rsid="011e4a66" officeooo:paragraph-rsid="030fb18a" style:language-asian="zxx" style:country-asian="none" style:language-complex="zxx" style:country-complex="none"/>
    </style:style>
    <style:style style:name="P89" style:family="paragraph" style:parent-style-name="Standard" style:list-style-name="L2">
      <style:paragraph-properties fo:margin-top="0.1in" fo:margin-bottom="0in" style:contextual-spacing="false" fo:text-align="justify" style:justify-single-word="false"/>
      <style:text-properties fo:language="zxx" fo:country="none" officeooo:rsid="01300d18" officeooo:paragraph-rsid="013e037d" style:language-asian="zxx" style:country-asian="none" style:language-complex="zxx" style:country-complex="none"/>
    </style:style>
    <style:style style:name="P90" style:family="paragraph" style:parent-style-name="Standard" style:list-style-name="L2">
      <style:paragraph-properties fo:margin-top="0.1in" fo:margin-bottom="0in" style:contextual-spacing="false" fo:text-align="justify" style:justify-single-word="false"/>
      <style:text-properties fo:language="zxx" fo:country="none" officeooo:rsid="013e037d" officeooo:paragraph-rsid="01744799" style:language-asian="zxx" style:country-asian="none" style:language-complex="zxx" style:country-complex="none"/>
    </style:style>
    <style:style style:name="P91" style:family="paragraph" style:parent-style-name="Standard" style:list-style-name="L2">
      <style:paragraph-properties fo:margin-top="0.1in" fo:margin-bottom="0in" style:contextual-spacing="false" fo:text-align="justify" style:justify-single-word="false"/>
      <style:text-properties fo:language="zxx" fo:country="none" officeooo:rsid="01744799" officeooo:paragraph-rsid="03ff952b" style:language-asian="zxx" style:country-asian="none" style:language-complex="zxx" style:country-complex="none"/>
    </style:style>
    <style:style style:name="P92" style:family="paragraph" style:parent-style-name="Standard" style:list-style-name="L2">
      <style:paragraph-properties fo:margin-top="0.1in" fo:margin-bottom="0in" style:contextual-spacing="false" fo:text-align="justify" style:justify-single-word="false"/>
      <style:text-properties fo:language="zxx" fo:country="none" officeooo:rsid="01744799" officeooo:paragraph-rsid="008ce285" style:language-asian="zxx" style:country-asian="none" style:language-complex="zxx" style:country-complex="none"/>
    </style:style>
    <style:style style:name="P93" style:family="paragraph" style:parent-style-name="Standard" style:list-style-name="L2">
      <style:paragraph-properties fo:margin-top="0.1in" fo:margin-bottom="0in" style:contextual-spacing="false" fo:text-align="justify" style:justify-single-word="false"/>
      <style:text-properties fo:language="zxx" fo:country="none" officeooo:paragraph-rsid="01755065" style:language-asian="zxx" style:country-asian="none" style:language-complex="zxx" style:country-complex="none"/>
    </style:style>
    <style:style style:name="P94" style:family="paragraph" style:parent-style-name="Standard" style:list-style-name="L2">
      <style:paragraph-properties fo:margin-top="0.1in" fo:margin-bottom="0in" style:contextual-spacing="false" fo:text-align="justify" style:justify-single-word="false"/>
      <style:text-properties fo:language="zxx" fo:country="none" officeooo:paragraph-rsid="01771829" style:language-asian="zxx" style:country-asian="none" style:language-complex="zxx" style:country-complex="none"/>
    </style:style>
    <style:style style:name="P95" style:family="paragraph" style:parent-style-name="Standard" style:list-style-name="L2">
      <style:paragraph-properties fo:margin-top="0.1in" fo:margin-bottom="0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96" style:family="paragraph" style:parent-style-name="Standard" style:list-style-name="L2">
      <style:paragraph-properties fo:margin-top="0.1in" fo:margin-bottom="0in" style:contextual-spacing="false" fo:text-align="start" style:justify-single-word="false"/>
      <style:text-properties officeooo:paragraph-rsid="01741631"/>
    </style:style>
    <style:style style:name="P97" style:family="paragraph" style:parent-style-name="Standard" style:list-style-name="L2">
      <style:paragraph-properties fo:margin-top="0.1in" fo:margin-bottom="0.05in" style:contextual-spacing="false" fo:text-align="justify" style:justify-single-word="false"/>
      <style:text-properties style:font-name="Source Code Pro" fo:font-size="10pt" fo:language="zxx" fo:country="none" officeooo:paragraph-rsid="01fc780b" style:font-size-asian="10pt" style:language-asian="zxx" style:country-asian="none" style:font-size-complex="10pt" style:language-complex="zxx" style:country-complex="none"/>
    </style:style>
    <style:style style:name="P98" style:family="paragraph" style:parent-style-name="Standard" style:list-style-name="L4">
      <style:paragraph-properties fo:margin-top="0.1in" fo:margin-bottom="0.05in" style:contextual-spacing="false" fo:text-align="justify" style:justify-single-word="false"/>
      <style:text-properties style:font-name="Source Code Pro" fo:font-size="10pt" fo:language="zxx" fo:country="none" officeooo:rsid="013ef891" officeooo:paragraph-rsid="013ef891" style:font-size-asian="10pt" style:language-asian="zxx" style:country-asian="none" style:font-size-complex="10pt" style:language-complex="zxx" style:country-complex="none"/>
    </style:style>
    <style:style style:name="P99" style:family="paragraph" style:parent-style-name="Standard" style:list-style-name="L2">
      <style:paragraph-properties fo:margin-top="0.1in" fo:margin-bottom="0.05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00" style:family="paragraph" style:parent-style-name="Standard" style:list-style-name="L2">
      <style:paragraph-properties fo:margin-top="0.1in" fo:margin-bottom="0.05in" style:contextual-spacing="false" fo:text-align="justify" style:justify-single-word="false"/>
      <style:text-properties style:font-name="Source Code Pro" fo:font-size="10pt" fo:language="zxx" fo:country="none" officeooo:rsid="01300d18" officeooo:paragraph-rsid="0161aead" style:font-size-asian="10pt" style:language-asian="zxx" style:country-asian="none" style:font-size-complex="10pt" style:language-complex="zxx" style:country-complex="none"/>
    </style:style>
    <style:style style:name="P101"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paragraph-rsid="013e037d" style:font-size-asian="10pt" style:language-asian="zxx" style:country-asian="none" style:font-size-complex="10pt" style:language-complex="zxx" style:country-complex="none"/>
    </style:style>
    <style:style style:name="P102" style:family="paragraph" style:parent-style-name="Standard" style:list-style-name="L4">
      <style:paragraph-properties fo:margin-top="0.05in" fo:margin-bottom="0.05in" style:contextual-spacing="false" fo:text-align="justify" style:justify-single-word="false"/>
      <style:text-properties style:font-name="Source Code Pro" fo:font-size="10pt" fo:language="zxx" fo:country="none" officeooo:rsid="013ef891" officeooo:paragraph-rsid="013ef891" style:font-size-asian="10pt" style:language-asian="zxx" style:country-asian="none" style:font-size-complex="10pt" style:language-complex="zxx" style:country-complex="none"/>
    </style:style>
    <style:style style:name="P103"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04"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05"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300d18" officeooo:paragraph-rsid="0161aead" style:font-size-asian="10pt" style:language-asian="zxx" style:country-asian="none" style:font-size-complex="10pt" style:language-complex="zxx" style:country-complex="none"/>
    </style:style>
    <style:style style:name="P106" style:family="paragraph" style:parent-style-name="Standard" style:list-style-name="L2">
      <style:paragraph-properties fo:margin-top="0.05in" fo:margin-bottom="0.0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07" style:family="paragraph" style:parent-style-name="Standard" style:list-style-name="L2">
      <style:paragraph-properties fo:margin-top="0.05in" fo:margin-bottom="0.15in" style:contextual-spacing="false" fo:text-align="justify" style:justify-single-word="false"/>
      <style:text-properties style:font-name="Source Code Pro" fo:font-size="10pt" fo:language="zxx" fo:country="none" officeooo:paragraph-rsid="013e037d" style:font-size-asian="10pt" style:language-asian="zxx" style:country-asian="none" style:font-size-complex="10pt" style:language-complex="zxx" style:country-complex="none"/>
    </style:style>
    <style:style style:name="P108" style:family="paragraph" style:parent-style-name="Standard" style:list-style-name="L4">
      <style:paragraph-properties fo:margin-top="0.05in" fo:margin-bottom="0.15in" style:contextual-spacing="false" fo:text-align="justify" style:justify-single-word="false"/>
      <style:text-properties style:font-name="Source Code Pro" fo:font-size="10pt" fo:language="zxx" fo:country="none" officeooo:rsid="013ef891" officeooo:paragraph-rsid="013ef891" style:font-size-asian="10pt" style:language-asian="zxx" style:country-asian="none" style:font-size-complex="10pt" style:language-complex="zxx" style:country-complex="none"/>
    </style:style>
    <style:style style:name="P109" style:family="paragraph" style:parent-style-name="Standard" style:list-style-name="L2">
      <style:paragraph-properties fo:margin-top="0.05in" fo:margin-bottom="0.1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10" style:family="paragraph" style:parent-style-name="Standard" style:list-style-name="L2">
      <style:paragraph-properties fo:margin-top="0.05in" fo:margin-bottom="0.15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11" style:family="paragraph" style:parent-style-name="Standard">
      <style:paragraph-properties fo:margin-top="0.05in" fo:margin-bottom="0.15in" style:contextual-spacing="false" fo:text-align="justify" style:justify-single-word="false"/>
      <style:text-properties fo:language="zxx" fo:country="none" officeooo:rsid="015d7ff2" officeooo:paragraph-rsid="013ef891" style:language-asian="zxx" style:country-asian="none" style:language-complex="zxx" style:country-complex="none"/>
    </style:style>
    <style:style style:name="P112" style:family="paragraph" style:parent-style-name="Standard" style:list-style-name="L2">
      <style:paragraph-properties fo:margin-top="0in" fo:margin-bottom="0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13" style:family="paragraph" style:parent-style-name="Standard" style:list-style-name="L2">
      <style:paragraph-properties fo:margin-top="0in" fo:margin-bottom="0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14" style:family="paragraph" style:parent-style-name="Standard" style:list-style-name="L2">
      <style:paragraph-properties fo:margin-top="0in" fo:margin-bottom="0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15" style:family="paragraph" style:parent-style-name="Standard" style:list-style-name="L2">
      <style:paragraph-properties fo:margin-top="0in" fo:margin-bottom="0in" style:contextual-spacing="false" fo:text-align="justify" style:justify-single-word="false" fo:break-before="page"/>
      <style:text-properties fo:language="zxx" fo:country="none" officeooo:rsid="01300d18" officeooo:paragraph-rsid="0161aead" style:language-asian="zxx" style:country-asian="none" style:language-complex="zxx" style:country-complex="none"/>
    </style:style>
    <style:style style:name="P116"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5d7ff2" officeooo:paragraph-rsid="015d7ff2" style:font-size-asian="10pt" style:language-asian="zxx" style:country-asian="none" style:font-size-complex="10pt" style:language-complex="zxx" style:country-complex="none"/>
    </style:style>
    <style:style style:name="P117"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18"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19" style:family="paragraph" style:parent-style-name="Standard" style:list-style-name="L2">
      <style:paragraph-properties fo:margin-top="0in" fo:margin-bottom="0.0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0" style:family="paragraph" style:parent-style-name="Standard" style:list-style-name="L2">
      <style:paragraph-properties fo:margin-top="0.05in" fo:margin-bottom="0in" style:contextual-spacing="false" fo:text-align="justify" style:justify-single-word="false"/>
      <style:text-properties style:font-name="Source Code Pro" fo:font-size="10pt" fo:language="zxx" fo:country="none" officeooo:rsid="01300d18" officeooo:paragraph-rsid="015f7d00" style:font-size-asian="10pt" style:language-asian="zxx" style:country-asian="none" style:font-size-complex="10pt" style:language-complex="zxx" style:country-complex="none"/>
    </style:style>
    <style:style style:name="P121" style:family="paragraph" style:parent-style-name="Standard" style:list-style-name="L2">
      <style:paragraph-properties fo:margin-top="0.05in" fo:margin-bottom="0in" style:contextual-spacing="false" fo:text-align="justify" style:justify-single-word="false"/>
      <style:text-properties style:font-name="Source Code Pro" fo:font-size="10pt" fo:language="zxx" fo:country="none" officeooo:rsid="015f7d00" officeooo:paragraph-rsid="015f7d00" style:font-size-asian="10pt" style:language-asian="zxx" style:country-asian="none" style:font-size-complex="10pt" style:language-complex="zxx" style:country-complex="none"/>
    </style:style>
    <style:style style:name="P122" style:family="paragraph" style:parent-style-name="Standard" style:list-style-name="L2">
      <style:paragraph-properties fo:margin-top="0.05in" fo:margin-bottom="0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3" style:family="paragraph" style:parent-style-name="Standard" style:list-style-name="L2">
      <style:paragraph-properties fo:margin-top="0in" fo:margin-bottom="0.15in" style:contextual-spacing="false" fo:text-align="justify" style:justify-single-word="false"/>
      <style:text-properties style:font-name="Source Code Pro" fo:font-size="10pt" fo:language="zxx" fo:country="none" officeooo:rsid="0161aead" officeooo:paragraph-rsid="0161aead" style:font-size-asian="10pt" style:language-asian="zxx" style:country-asian="none" style:font-size-complex="10pt" style:language-complex="zxx" style:country-complex="none"/>
    </style:style>
    <style:style style:name="P124" style:family="paragraph">
      <style:paragraph-properties fo:margin-left="0.1in" fo:margin-right="0in" fo:margin-top="0in" fo:margin-bottom="0in" fo:text-indent="0in" style:text-autospace="none"/>
    </style:style>
    <style:style style:name="P125" style:family="paragraph">
      <loext:graphic-properties draw:fill="none" draw:fill-color="#ffffff"/>
      <style:paragraph-properties fo:margin-left="0.1in" fo:margin-right="0in" fo:margin-top="0in" fo:margin-bottom="0in" fo:text-indent="0in" style:text-autospace="none" style:writing-mode="lr-tb"/>
      <style:text-properties fo:color="#a9b7c6" loext:opacity="100%" style:font-name="Source Code Pro" fo:font-size="10pt" style:font-name-asian="Bitstream Vera Sans Mono" style:font-size-asian="10pt" style:font-name-complex="Bitstream Vera Sans Mono" style:font-size-complex="10pt"/>
    </style:style>
    <style:style style:name="P126" style:family="paragraph">
      <style:paragraph-properties fo:text-align="end"/>
    </style:style>
    <style:style style:name="P127" style:family="paragraph">
      <loext:graphic-properties draw:fill="none" draw:fill-color="#ffffff"/>
      <style:paragraph-properties fo:text-align="end" style:writing-mode="lr-tb"/>
      <style:text-properties style:font-name="Source Code Pro"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1195af7" style:font-style-asian="italic" style:font-style-complex="italic"/>
    </style:style>
    <style:style style:name="T3" style:family="text">
      <style:text-properties fo:font-style="italic" officeooo:rsid="011aec58" style:font-style-asian="italic" style:font-style-complex="italic"/>
    </style:style>
    <style:style style:name="T4" style:family="text">
      <style:text-properties fo:font-style="italic" officeooo:rsid="011c95a7" style:font-style-asian="italic" style:font-style-complex="italic"/>
    </style:style>
    <style:style style:name="T5" style:family="text">
      <style:text-properties fo:font-style="italic" officeooo:rsid="011e8e3c" style:font-style-asian="italic" style:font-style-complex="italic"/>
    </style:style>
    <style:style style:name="T6" style:family="text">
      <style:text-properties fo:font-style="italic" officeooo:rsid="011fbd69" style:font-style-asian="italic" style:font-style-complex="italic"/>
    </style:style>
    <style:style style:name="T7" style:family="text">
      <style:text-properties fo:font-style="italic" officeooo:rsid="012d6b9a" style:font-style-asian="italic" style:font-style-complex="italic"/>
    </style:style>
    <style:style style:name="T8" style:family="text">
      <style:text-properties fo:font-style="italic" officeooo:rsid="012ef962" style:font-style-asian="italic" style:font-style-complex="italic"/>
    </style:style>
    <style:style style:name="T9" style:family="text">
      <style:text-properties fo:font-style="italic" officeooo:rsid="0125e55e" style:font-style-asian="italic" style:font-style-complex="italic"/>
    </style:style>
    <style:style style:name="T10" style:family="text">
      <style:text-properties fo:font-style="italic" officeooo:rsid="0130cf2e" style:font-style-asian="italic" style:font-style-complex="italic"/>
    </style:style>
    <style:style style:name="T11" style:family="text">
      <style:text-properties fo:font-style="italic" officeooo:rsid="0133bf6b" style:font-style-asian="italic" style:font-style-complex="italic"/>
    </style:style>
    <style:style style:name="T12" style:family="text">
      <style:text-properties fo:font-style="italic" officeooo:rsid="0166f985" style:font-style-asian="italic" style:font-style-complex="italic"/>
    </style:style>
    <style:style style:name="T13" style:family="text">
      <style:text-properties fo:font-style="italic" officeooo:rsid="01737ee2" style:font-style-asian="italic" style:font-style-complex="italic"/>
    </style:style>
    <style:style style:name="T14" style:family="text">
      <style:text-properties fo:font-style="italic" officeooo:rsid="01744799" style:font-style-asian="italic" style:font-style-complex="italic"/>
    </style:style>
    <style:style style:name="T15" style:family="text">
      <style:text-properties fo:font-style="italic" officeooo:rsid="011d7628" style:font-style-asian="italic" style:font-style-complex="italic"/>
    </style:style>
    <style:style style:name="T16" style:family="text">
      <style:text-properties fo:font-style="italic" officeooo:rsid="011b8dc3" style:font-style-asian="italic" style:font-style-complex="italic"/>
    </style:style>
    <style:style style:name="T17" style:family="text">
      <style:text-properties fo:font-style="italic" officeooo:rsid="01741631" style:font-style-asian="italic" style:font-style-complex="italic"/>
    </style:style>
    <style:style style:name="T18" style:family="text">
      <style:text-properties fo:font-style="italic" officeooo:rsid="027d0366" style:font-style-asian="italic" style:font-style-complex="italic"/>
    </style:style>
    <style:style style:name="T19" style:family="text">
      <style:text-properties fo:font-style="italic" officeooo:rsid="0284ac05" style:font-style-asian="italic" style:font-style-complex="italic"/>
    </style:style>
    <style:style style:name="T20" style:family="text">
      <style:text-properties fo:font-style="italic" officeooo:rsid="02c7d9ee" style:font-style-asian="italic" style:font-style-complex="italic"/>
    </style:style>
    <style:style style:name="T21" style:family="text">
      <style:text-properties fo:font-style="italic" officeooo:rsid="013e037d" style:font-style-asian="italic" style:font-style-complex="italic"/>
    </style:style>
    <style:style style:name="T22" style:family="text">
      <style:text-properties fo:font-style="italic" officeooo:rsid="040d7285"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11d7628" style:font-style-asian="italic" style:font-weight-asian="normal" style:font-style-complex="italic" style:font-weight-complex="normal"/>
    </style:style>
    <style:style style:name="T25" style:family="text">
      <style:text-properties fo:font-style="italic" fo:font-weight="normal" officeooo:rsid="011b8dc3"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1b5c1e3" style:font-style-asian="italic" style:font-weight-asian="bold" style:font-style-complex="italic" style:font-weight-complex="bold"/>
    </style:style>
    <style:style style:name="T28" style:family="text">
      <style:text-properties fo:font-style="italic" fo:font-weight="bold" officeooo:rsid="01744799" style:font-style-asian="italic" style:font-weight-asian="bold" style:font-style-complex="italic" style:font-weight-complex="bold"/>
    </style:style>
    <style:style style:name="T29" style:family="text">
      <style:text-properties fo:font-style="italic" fo:font-weight="bold" officeooo:rsid="011b8dc3" style:font-style-asian="italic" style:font-weight-asian="bold" style:font-style-complex="italic" style:font-weight-complex="bold"/>
    </style:style>
    <style:style style:name="T30" style:family="text">
      <style:text-properties fo:font-style="italic" fo:font-weight="bold" officeooo:rsid="02864d48" style:font-style-asian="italic" style:font-weight-asian="bold" style:font-style-complex="italic" style:font-weight-complex="bold"/>
    </style:style>
    <style:style style:name="T31" style:family="text">
      <style:text-properties fo:font-weight="bold" officeooo:rsid="011e59d3" style:font-weight-asian="bold" style:font-weight-complex="bold"/>
    </style:style>
    <style:style style:name="T32" style:family="text">
      <style:text-properties fo:font-weight="bold" officeooo:rsid="013164f3" style:font-weight-asian="bold" style:font-weight-complex="bold"/>
    </style:style>
    <style:style style:name="T33" style:family="text">
      <style:text-properties fo:font-weight="bold" officeooo:rsid="01b54960"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officeooo:rsid="01195af7" style:font-style-asian="normal" style:font-style-complex="normal"/>
    </style:style>
    <style:style style:name="T36" style:family="text">
      <style:text-properties fo:font-style="normal" officeooo:rsid="00944cac" style:font-style-asian="normal" style:font-style-complex="normal"/>
    </style:style>
    <style:style style:name="T37" style:family="text">
      <style:text-properties fo:font-style="normal" officeooo:rsid="012ef962" style:font-style-asian="normal" style:font-style-complex="normal"/>
    </style:style>
    <style:style style:name="T38" style:family="text">
      <style:text-properties fo:font-style="normal" officeooo:rsid="0125e55e" style:font-style-asian="normal" style:font-style-complex="normal"/>
    </style:style>
    <style:style style:name="T39" style:family="text">
      <style:text-properties fo:font-style="normal" officeooo:rsid="01fb0cf7" style:font-style-asian="normal" style:font-style-complex="normal"/>
    </style:style>
    <style:style style:name="T40" style:family="text">
      <style:text-properties fo:font-style="normal" officeooo:rsid="03d601a7" style:font-style-asian="normal" style:font-style-complex="normal"/>
    </style:style>
    <style:style style:name="T41" style:family="text">
      <style:text-properties fo:font-style="normal" officeooo:rsid="040d7285" style:font-style-asian="normal" style:font-style-complex="normal"/>
    </style:style>
    <style:style style:name="T42" style:family="text">
      <style:text-properties fo:font-style="normal" fo:font-weight="bold" officeooo:rsid="011d7628" style:font-style-asian="normal" style:font-weight-asian="bold" style:font-style-complex="normal" style:font-weight-complex="bold"/>
    </style:style>
    <style:style style:name="T43" style:family="text">
      <style:text-properties fo:font-style="normal" fo:font-weight="normal" officeooo:rsid="011d7628" style:font-style-asian="normal" style:font-weight-asian="normal" style:font-style-complex="normal" style:font-weight-complex="normal"/>
    </style:style>
    <style:style style:name="T44" style:family="text">
      <style:text-properties officeooo:rsid="011aec58"/>
    </style:style>
    <style:style style:name="T45" style:family="text">
      <style:text-properties officeooo:rsid="011c95a7"/>
    </style:style>
    <style:style style:name="T46" style:family="text">
      <style:text-properties officeooo:rsid="011d7628"/>
    </style:style>
    <style:style style:name="T47" style:family="text">
      <style:text-properties officeooo:rsid="011e59d3"/>
    </style:style>
    <style:style style:name="T48" style:family="text">
      <style:text-properties officeooo:rsid="011e8e3c"/>
    </style:style>
    <style:style style:name="T49" style:family="text">
      <style:text-properties officeooo:rsid="011fbd69"/>
    </style:style>
    <style:style style:name="T50" style:family="text">
      <style:text-properties officeooo:rsid="0125e55e"/>
    </style:style>
    <style:style style:name="T51" style:family="text">
      <style:text-properties officeooo:rsid="012bb2bf"/>
    </style:style>
    <style:style style:name="T52" style:family="text">
      <style:text-properties officeooo:rsid="012d6b9a"/>
    </style:style>
    <style:style style:name="T53" style:family="text">
      <style:text-properties officeooo:rsid="012ef962"/>
    </style:style>
    <style:style style:name="T54" style:family="text">
      <style:text-properties officeooo:rsid="01300d18"/>
    </style:style>
    <style:style style:name="T55" style:family="text">
      <style:text-properties officeooo:rsid="0130cf2e"/>
    </style:style>
    <style:style style:name="T56" style:family="text">
      <style:text-properties fo:font-weight="normal" officeooo:rsid="013164f3" style:font-weight-asian="normal" style:font-weight-complex="normal"/>
    </style:style>
    <style:style style:name="T57" style:family="text">
      <style:text-properties fo:font-weight="normal" officeooo:rsid="0407cfde" style:font-weight-asian="normal" style:font-weight-complex="normal"/>
    </style:style>
    <style:style style:name="T58" style:family="text">
      <style:text-properties officeooo:rsid="0133bf6b"/>
    </style:style>
    <style:style style:name="T59" style:family="text">
      <style:text-properties officeooo:rsid="013ef891"/>
    </style:style>
    <style:style style:name="T60" style:family="text">
      <style:text-properties officeooo:rsid="015f7d00"/>
    </style:style>
    <style:style style:name="T61" style:family="text">
      <style:text-properties officeooo:rsid="0166f985"/>
    </style:style>
    <style:style style:name="T62" style:family="text">
      <style:text-properties officeooo:rsid="01737ee2"/>
    </style:style>
    <style:style style:name="T63" style:family="text">
      <style:text-properties officeooo:rsid="01741631"/>
    </style:style>
    <style:style style:name="T64" style:family="text">
      <style:text-properties officeooo:rsid="01744799"/>
    </style:style>
    <style:style style:name="T65" style:family="text">
      <style:text-properties officeooo:rsid="01b5c1e3"/>
    </style:style>
    <style:style style:name="T66" style:family="text">
      <style:text-properties officeooo:rsid="01d8edd3"/>
    </style:style>
    <style:style style:name="T67" style:family="text">
      <style:text-properties officeooo:rsid="01ee8dba"/>
    </style:style>
    <style:style style:name="T68" style:family="text">
      <style:text-properties officeooo:rsid="01f3abf6"/>
    </style:style>
    <style:style style:name="T69" style:family="text">
      <style:text-properties officeooo:rsid="01f46194"/>
    </style:style>
    <style:style style:name="T70" style:family="text">
      <style:text-properties officeooo:rsid="01f89f9b"/>
    </style:style>
    <style:style style:name="T71" style:family="text">
      <style:text-properties officeooo:rsid="011b8dc3"/>
    </style:style>
    <style:style style:name="T72" style:family="text">
      <style:text-properties officeooo:rsid="011e4a66"/>
    </style:style>
    <style:style style:name="T73" style:family="text">
      <style:text-properties style:font-name="Source Code Pro" fo:font-size="10pt" style:font-size-asian="10pt" style:font-size-complex="10pt"/>
    </style:style>
    <style:style style:name="T74" style:family="text">
      <style:text-properties style:font-name="Source Code Pro" fo:font-size="10pt" officeooo:rsid="01771829" style:font-size-asian="10pt" style:font-size-complex="10pt"/>
    </style:style>
    <style:style style:name="T75" style:family="text">
      <style:text-properties style:font-name="Source Code Pro" fo:font-size="10pt" fo:font-weight="bold" style:font-size-asian="10pt" style:font-weight-asian="bold" style:font-size-complex="10pt" style:font-weight-complex="bold"/>
    </style:style>
    <style:style style:name="T76" style:family="text">
      <style:text-properties style:font-name="Source Code Pro" fo:font-size="10pt" fo:font-style="normal" style:font-size-asian="10pt" style:font-style-asian="normal" style:font-size-complex="10pt" style:font-style-complex="normal"/>
    </style:style>
    <style:style style:name="T77" style:family="text">
      <style:text-properties style:font-name="Source Code Pro" fo:font-size="10pt" fo:font-style="normal" officeooo:rsid="01741631" style:font-size-asian="10pt" style:font-style-asian="normal" style:font-size-complex="10pt" style:font-style-complex="normal"/>
    </style:style>
    <style:style style:name="T78" style:family="text">
      <style:text-properties style:font-name="Source Code Pro" fo:font-size="10pt" fo:font-style="normal" officeooo:rsid="01b1d5dd" style:font-size-asian="10pt" style:font-style-asian="normal" style:font-size-complex="10pt" style:font-style-complex="normal"/>
    </style:style>
    <style:style style:name="T79" style:family="text">
      <style:text-properties style:font-name="Source Code Pro" fo:font-size="10pt" fo:font-style="normal" officeooo:rsid="0166f985" style:font-size-asian="10pt" style:font-style-asian="normal" style:font-size-complex="10pt" style:font-style-complex="normal"/>
    </style:style>
    <style:style style:name="T80" style:family="text">
      <style:text-properties style:font-name="Source Code Pro" fo:font-size="10pt" fo:font-style="normal" officeooo:rsid="01737ee2" style:font-size-asian="10pt" style:font-style-asian="normal" style:font-size-complex="10pt" style:font-style-complex="normal"/>
    </style:style>
    <style:style style:name="T81" style:family="text">
      <style:text-properties style:font-name="Source Code Pro" fo:font-size="10pt" fo:font-style="normal" officeooo:rsid="011c95a7" style:font-size-asian="10pt" style:font-style-asian="normal" style:font-size-complex="10pt" style:font-style-complex="normal"/>
    </style:style>
    <style:style style:name="T82" style:family="text">
      <style:text-properties style:font-name="Source Code Pro" fo:font-size="10pt" fo:font-style="normal" officeooo:rsid="012bb2bf" style:font-size-asian="10pt" style:font-style-asian="normal" style:font-size-complex="10pt" style:font-style-complex="normal"/>
    </style:style>
    <style:style style:name="T83" style:family="text">
      <style:text-properties style:font-name="Source Code Pro" fo:font-size="10pt" fo:font-style="normal" officeooo:rsid="011fbd69" style:font-size-asian="10pt" style:font-style-asian="normal" style:font-size-complex="10pt" style:font-style-complex="normal"/>
    </style:style>
    <style:style style:name="T84" style:family="text">
      <style:text-properties style:font-name="Source Code Pro" fo:font-size="10pt" fo:font-style="normal" officeooo:rsid="0529db94" style:font-size-asian="10pt" style:font-style-asian="normal" style:font-size-complex="10pt" style:font-style-complex="normal"/>
    </style:style>
    <style:style style:name="T85" style:family="text">
      <style:text-properties style:font-name="Source Code Pro" fo:font-size="10pt" fo:font-style="normal" officeooo:rsid="052b386f" style:font-size-asian="10pt" style:font-style-asian="normal" style:font-size-complex="10pt" style:font-style-complex="normal"/>
    </style:style>
    <style:style style:name="T86" style:family="text">
      <style:text-properties style:font-name="Source Code Pro" fo:font-size="10pt" fo:font-style="normal" fo:font-weight="normal" style:font-size-asian="10pt" style:font-style-asian="normal" style:font-weight-asian="normal" style:font-size-complex="10pt" style:font-style-complex="normal" style:font-weight-complex="normal"/>
    </style:style>
    <style:style style:name="T87" style:family="text">
      <style:text-properties style:font-name="Source Code Pro" fo:font-size="10pt" fo:language="zxx" fo:country="none" fo:font-style="normal" officeooo:rsid="01737ee2" style:font-size-asian="10pt" style:language-asian="zxx" style:country-asian="none" style:font-style-asian="normal" style:font-size-complex="10pt" style:language-complex="zxx" style:country-complex="none" style:font-style-complex="normal"/>
    </style:style>
    <style:style style:name="T88" style:family="text">
      <style:text-properties style:font-name="Source Code Pro" fo:font-size="10pt" fo:language="zxx" fo:country="none" officeooo:rsid="013e037d" style:font-size-asian="10pt" style:language-asian="zxx" style:country-asian="none" style:font-size-complex="10pt" style:language-complex="zxx" style:country-complex="none"/>
    </style:style>
    <style:style style:name="T89" style:family="text">
      <style:text-properties style:font-name="Source Code Pro" fo:font-size="10pt" fo:font-weight="normal" officeooo:rsid="013164f3" style:font-size-asian="10pt" style:font-weight-asian="normal" style:font-size-complex="10pt" style:font-weight-complex="normal"/>
    </style:style>
    <style:style style:name="T90" style:family="text">
      <style:text-properties style:font-name="Source Code Pro" fo:font-style="normal" fo:font-weight="bold" officeooo:rsid="011d7628" style:font-style-asian="normal" style:font-weight-asian="bold" style:font-style-complex="normal" style:font-weight-complex="bold"/>
    </style:style>
    <style:style style:name="T91" style:family="text">
      <style:text-properties style:font-name="Source Code Pro" fo:font-weight="bold" officeooo:rsid="013164f3" style:font-weight-asian="bold" style:font-weight-complex="bold"/>
    </style:style>
    <style:style style:name="T92" style:family="text">
      <style:text-properties style:font-name="Source Code Pro" fo:font-weight="bold" officeooo:rsid="011e59d3" style:font-weight-asian="bold" style:font-weight-complex="bold"/>
    </style:style>
    <style:style style:name="T93" style:family="text">
      <style:text-properties style:font-name="Source Code Pro" fo:font-size="12pt" fo:font-style="normal" style:font-size-asian="12pt" style:font-style-asian="normal" style:font-size-complex="12pt" style:font-style-complex="normal"/>
    </style:style>
    <style:style style:name="T94" style:family="text">
      <style:text-properties style:font-name="Source Code Pro" fo:font-size="11pt" fo:language="zxx" fo:country="none" fo:font-style="normal" officeooo:rsid="01741631" style:font-size-asian="11pt" style:language-asian="zxx" style:country-asian="none" style:font-style-asian="normal" style:font-size-complex="11pt" style:language-complex="zxx" style:country-complex="none" style:font-style-complex="normal"/>
    </style:style>
    <style:style style:name="T95" style:family="text">
      <style:text-properties officeooo:rsid="01b54960"/>
    </style:style>
    <style:style style:name="T96" style:family="text">
      <style:text-properties fo:color="#000000" loext:opacity="100%" style:font-name="Source Code Pro" fo:font-size="10pt" style:text-underline-style="none" officeooo:rsid="01741631" style:font-size-asian="10pt" style:font-size-complex="10pt"/>
    </style:style>
    <style:style style:name="T97" style:family="text">
      <style:text-properties fo:color="#000000" loext:opacity="100%" style:font-name="Source Code Pro" fo:font-size="10pt" style:text-underline-style="none" fo:font-weight="bold" officeooo:rsid="01741631" style:font-size-asian="10pt" style:font-weight-asian="bold" style:font-size-complex="10pt" style:font-weight-complex="bold"/>
    </style:style>
    <style:style style:name="T98" style:family="text">
      <style:text-properties fo:color="#000000" loext:opacity="100%" style:font-name="Source Code Pro" fo:font-size="10pt" style:text-underline-style="none" fo:font-weight="bold" officeooo:rsid="025e170d" style:font-size-asian="10pt" style:font-weight-asian="bold" style:font-size-complex="10pt" style:font-weight-complex="bold"/>
    </style:style>
    <style:style style:name="T99" style:family="text">
      <style:text-properties officeooo:rsid="02456af1"/>
    </style:style>
    <style:style style:name="T100" style:family="text">
      <style:text-properties officeooo:rsid="024be862"/>
    </style:style>
    <style:style style:name="T101" style:family="text">
      <style:text-properties fo:font-size="13pt" fo:font-weight="bold" officeooo:rsid="011aec58" style:font-size-asian="13pt" style:font-weight-asian="bold" style:font-size-complex="13pt" style:font-weight-complex="bold"/>
    </style:style>
    <style:style style:name="T102" style:family="text">
      <style:text-properties fo:font-size="13pt" fo:font-style="italic" fo:font-weight="bold" officeooo:rsid="011aec58" style:font-size-asian="13pt" style:font-style-asian="italic" style:font-weight-asian="bold" style:font-size-complex="13pt" style:font-style-complex="italic" style:font-weight-complex="bold"/>
    </style:style>
    <style:style style:name="T103" style:family="text">
      <style:text-properties officeooo:rsid="027a86ef"/>
    </style:style>
    <style:style style:name="T104" style:family="text">
      <style:text-properties officeooo:rsid="02808fcf"/>
    </style:style>
    <style:style style:name="T105" style:family="text">
      <style:text-properties officeooo:rsid="0284ac05"/>
    </style:style>
    <style:style style:name="T106" style:family="text">
      <style:text-properties officeooo:rsid="02864d48"/>
    </style:style>
    <style:style style:name="T107" style:family="text">
      <style:text-properties officeooo:rsid="02893e75"/>
    </style:style>
    <style:style style:name="T108" style:family="text">
      <style:text-properties officeooo:rsid="02a54f07"/>
    </style:style>
    <style:style style:name="T109" style:family="text">
      <style:text-properties officeooo:rsid="02c4e19a"/>
    </style:style>
    <style:style style:name="T110" style:family="text">
      <style:text-properties officeooo:rsid="02c5cc6a"/>
    </style:style>
    <style:style style:name="T111" style:family="text">
      <style:text-properties officeooo:rsid="02c62ece"/>
    </style:style>
    <style:style style:name="T112" style:family="text">
      <style:text-properties officeooo:rsid="02c70784"/>
    </style:style>
    <style:style style:name="T113" style:family="text">
      <style:text-properties officeooo:rsid="02c7d9ee"/>
    </style:style>
    <style:style style:name="T114" style:family="text">
      <style:text-properties officeooo:rsid="02c80360"/>
    </style:style>
    <style:style style:name="T115" style:family="text">
      <style:text-properties officeooo:rsid="02ccae86"/>
    </style:style>
    <style:style style:name="T116" style:family="text">
      <style:text-properties officeooo:rsid="02d462fd"/>
    </style:style>
    <style:style style:name="T117" style:family="text">
      <style:text-properties officeooo:rsid="02e0cc6e"/>
    </style:style>
    <style:style style:name="T118" style:family="text">
      <style:text-properties officeooo:rsid="02e183e5"/>
    </style:style>
    <style:style style:name="T119" style:family="text">
      <style:text-properties officeooo:rsid="035ba1f4"/>
    </style:style>
    <style:style style:name="T120" style:family="text">
      <style:text-properties officeooo:rsid="035ebebc"/>
    </style:style>
    <style:style style:name="T121" style:family="text">
      <style:text-properties officeooo:rsid="03735b05"/>
    </style:style>
    <style:style style:name="T122" style:family="text">
      <style:text-properties officeooo:rsid="03837f02"/>
    </style:style>
    <style:style style:name="T123" style:family="text">
      <style:text-properties officeooo:rsid="01771829"/>
    </style:style>
    <style:style style:name="T124" style:family="text">
      <style:text-properties officeooo:rsid="03d4371f"/>
    </style:style>
    <style:style style:name="T125" style:family="text">
      <style:text-properties officeooo:rsid="03d80178"/>
    </style:style>
    <style:style style:name="T126" style:family="text">
      <style:text-properties fo:language="zxx" fo:country="none" style:language-asian="zxx" style:country-asian="none" style:language-complex="zxx" style:country-complex="none"/>
    </style:style>
    <style:style style:name="T127" style:family="text">
      <style:text-properties fo:language="zxx" fo:country="none" officeooo:rsid="01737ee2" style:language-asian="zxx" style:country-asian="none" style:language-complex="zxx" style:country-complex="none"/>
    </style:style>
    <style:style style:name="T128" style:family="text">
      <style:text-properties fo:language="zxx" fo:country="none" officeooo:rsid="013e037d" style:language-asian="zxx" style:country-asian="none" style:language-complex="zxx" style:country-complex="none"/>
    </style:style>
    <style:style style:name="T129" style:family="text">
      <style:text-properties fo:language="zxx" fo:country="none" officeooo:rsid="01741631" style:language-asian="zxx" style:country-asian="none" style:language-complex="zxx" style:country-complex="none"/>
    </style:style>
    <style:style style:name="T130" style:family="text">
      <style:text-properties fo:language="zxx" fo:country="none" fo:font-style="italic" officeooo:rsid="0097dcae" style:language-asian="zxx" style:country-asian="none" style:font-style-asian="italic" style:language-complex="zxx" style:country-complex="none" style:font-style-complex="italic"/>
    </style:style>
    <style:style style:name="T131" style:family="text">
      <style:text-properties fo:language="zxx" fo:country="none" fo:font-style="italic" officeooo:rsid="01195af7" style:language-asian="zxx" style:country-asian="none" style:font-style-asian="italic" style:language-complex="zxx" style:country-complex="none" style:font-style-complex="italic"/>
    </style:style>
    <style:style style:name="T132" style:family="text">
      <style:text-properties fo:language="zxx" fo:country="none" fo:font-style="italic" officeooo:rsid="013c09f1"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944cac" style:language-asian="zxx" style:country-asian="none" style:font-style-asian="italic" style:language-complex="zxx" style:country-complex="none" style:font-style-complex="italic"/>
    </style:style>
    <style:style style:name="T134" style:family="text">
      <style:text-properties fo:language="zxx" fo:country="none" fo:font-style="italic" officeooo:rsid="01737ee2" style:language-asian="zxx" style:country-asian="none" style:font-style-asian="italic" style:language-complex="zxx" style:country-complex="none" style:font-style-complex="italic"/>
    </style:style>
    <style:style style:name="T135" style:family="text">
      <style:text-properties fo:language="zxx" fo:country="none" fo:font-style="italic" officeooo:rsid="013e037d" style:language-asian="zxx" style:country-asian="none" style:font-style-asian="italic" style:language-complex="zxx" style:country-complex="none" style:font-style-complex="italic"/>
    </style:style>
    <style:style style:name="T136"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37" style:family="text">
      <style:text-properties fo:language="zxx" fo:country="none" fo:font-style="normal" officeooo:rsid="01195af7" style:language-asian="zxx" style:country-asian="none" style:font-style-asian="normal" style:language-complex="zxx" style:country-complex="none" style:font-style-complex="normal"/>
    </style:style>
    <style:style style:name="T138" style:family="text">
      <style:text-properties fo:language="zxx" fo:country="none" fo:font-style="normal" officeooo:rsid="013c09f1" style:language-asian="zxx" style:country-asian="none" style:font-style-asian="normal" style:language-complex="zxx" style:country-complex="none" style:font-style-complex="normal"/>
    </style:style>
    <style:style style:name="T139" style:family="text">
      <style:text-properties fo:language="zxx" fo:country="none" fo:font-style="normal" officeooo:rsid="01d7e5dc" style:language-asian="zxx" style:country-asian="none" style:font-style-asian="normal" style:language-complex="zxx" style:country-complex="none" style:font-style-complex="normal"/>
    </style:style>
    <style:style style:name="T140" style:family="text">
      <style:text-properties fo:language="zxx" fo:country="none" fo:font-style="normal" officeooo:rsid="02b7b523"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944cac" style:language-asian="zxx" style:country-asian="none" style:font-style-asian="normal" style:language-complex="zxx" style:country-complex="none" style:font-style-complex="normal"/>
    </style:style>
    <style:style style:name="T142" style:family="text">
      <style:text-properties fo:font-size="14pt" fo:language="zxx" fo:country="none" fo:font-weight="bold" officeooo:rsid="00350515" style:font-size-asian="14pt" style:language-asian="zxx" style:country-asian="none" style:font-weight-asian="bold" style:font-size-complex="14pt" style:language-complex="zxx" style:country-complex="none" style:font-weight-complex="bold"/>
    </style:style>
    <style:style style:name="T143" style:family="text">
      <style:text-properties fo:font-size="14pt" fo:language="zxx" fo:country="none" fo:font-weight="bold" officeooo:rsid="03e5768f" style:font-size-asian="14pt" style:language-asian="zxx" style:country-asian="none" style:font-weight-asian="bold" style:font-size-complex="14pt" style:language-complex="zxx" style:country-complex="none" style:font-weight-complex="bold"/>
    </style:style>
    <style:style style:name="T144" style:family="text">
      <style:text-properties officeooo:rsid="03e99803"/>
    </style:style>
    <style:style style:name="T145" style:family="text">
      <style:text-properties officeooo:rsid="03ea0a64"/>
    </style:style>
    <style:style style:name="T146" style:family="text">
      <style:text-properties officeooo:rsid="03f7e096"/>
    </style:style>
    <style:style style:name="T147" style:family="text">
      <style:text-properties officeooo:rsid="013e037d"/>
    </style:style>
    <style:style style:name="T148" style:family="text">
      <style:text-properties style:font-name="Liberation Serif" fo:font-size="12pt" fo:font-style="normal" officeooo:rsid="052b386f" style:font-size-asian="12pt" style:font-style-asian="normal" style:font-size-complex="12pt" style:font-style-complex="normal"/>
    </style:style>
    <style:style style:name="T149" style:family="text">
      <style:text-properties officeooo:rsid="04037f43"/>
    </style:style>
    <style:style style:name="T150" style:family="text">
      <style:text-properties officeooo:rsid="0404de0c"/>
    </style:style>
    <style:style style:name="T151" style:family="text">
      <style:text-properties officeooo:rsid="0406bf34"/>
    </style:style>
    <style:style style:name="T152" style:family="text">
      <style:text-properties officeooo:rsid="040d7285"/>
    </style:style>
    <style:style style:name="T153" style:family="text">
      <style:text-properties officeooo:rsid="04172636"/>
    </style:style>
    <style:style style:name="T154" style:family="text">
      <style:text-properties officeooo:rsid="0417fa2d"/>
    </style:style>
    <style:style style:name="T155" style:family="text">
      <style:text-properties officeooo:rsid="041d794a"/>
    </style:style>
    <style:style style:name="T156" style:family="text">
      <style:text-properties officeooo:rsid="0427b832"/>
    </style:style>
    <style:style style:name="T157" style:family="text">
      <style:text-properties style:font-name="Source Code Pro"/>
    </style:style>
    <style:style style:name="T158" style:family="text">
      <style:text-properties style:font-name="Source Code Pro" fo:font-size="10pt" style:font-size-asian="10pt" style:font-size-complex="10pt"/>
    </style:style>
    <style:style style:name="T159" style:family="text">
      <style:text-properties officeooo:rsid="0438908b"/>
    </style:style>
    <style:style style:name="T160" style:family="text">
      <style:text-properties style:use-window-font-color="true" loext:opacity="0%" style:font-name="Source Code Pro" fo:font-size="10pt" style:font-name-asian="Bitstream Vera Sans Mono" style:font-size-asian="10pt" style:font-name-complex="Bitstream Vera Sans Mono"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solid" svg:stroke-color="#000000" draw:fill="none" draw:fill-color="#ffffff" fo:min-height="1.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42">NTP 20</text:span><text:span text:style-name="T143">20</text:span><text:span text:style-name="T142">/202</text:span><text:span text:style-name="T143">1</text:span><text:span text:style-name="T142">.</text:span></text:p>
      <text:p text:style-name="P12"/>
      <text:p text:style-name="P12">Vežb<text:span text:style-name="T103">e</text:span> <text:span text:style-name="T159">5</text:span><text:span text:style-name="T103">. i </text:span><text:span text:style-name="T159">6</text:span><text:span text:style-name="T103">.</text:span></text:p>
      <text:p text:style-name="P13"/>
      <text:p text:style-name="P14">U četvr<text:span text:style-name="T119">t</text:span>om i petom terminu vežbi studenti bi trebalo da se upoznaju sa <text:span text:style-name="T1">Pharo</text:span> okruženjem, samostalno proučavajući dolenavedene materijale:</text:p>
      <text:list xml:id="list750257311" text:style-name="L1">
        <text:list-item>
          <text:p text:style-name="P18"><text:a xlink:type="simple" xlink:href="http://www.igordejanovic.net/courses/tech/Pharo/" text:style-name="Internet_20_link" text:visited-style-name="Visited_20_Internet_20_Link"><text:span text:style-name="T130">P</text:span></text:a><text:a xlink:type="simple" xlink:href="http://www.igordejanovic.net/courses/tech/Pharo/" text:style-name="Internet_20_link" text:visited-style-name="Visited_20_Internet_20_Link"><text:span text:style-name="T131">haro</text:span></text:a><text:a xlink:type="simple" xlink:href="http://www.igordejanovic.net/courses/tech/Pharo/" text:style-name="Internet_20_link" text:visited-style-name="Visited_20_Internet_20_Link"><text:span text:style-name="T137"> prezentacija</text:span></text:a></text:p>
        </text:list-item>
        <text:list-item>
          <text:p text:style-name="P19"><text:a xlink:type="simple" xlink:href="https://www.youtube.com/watch?v=LpWtfAKzFwE&amp;feature=youtu.be" text:style-name="Internet_20_link" text:visited-style-name="Visited_20_Internet_20_Link"><text:span text:style-name="T131">P</text:span></text:a><text:a xlink:type="simple" xlink:href="https://www.youtube.com/watch?v=LpWtfAKzFwE&amp;feature=youtu.be" text:style-name="Internet_20_link" text:visited-style-name="Visited_20_Internet_20_Link"><text:span text:style-name="T132">haro</text:span></text:a><text:a xlink:type="simple" xlink:href="https://www.youtube.com/watch?v=LpWtfAKzFwE&amp;feature=youtu.be" text:style-name="Internet_20_link" text:visited-style-name="Visited_20_Internet_20_Link"><text:span text:style-name="T138"> vide</text:span></text:a><text:a xlink:type="simple" xlink:href="https://www.youtube.com/watch?v=LpWtfAKzFwE&amp;feature=youtu.be" text:style-name="Internet_20_link" text:visited-style-name="Visited_20_Internet_20_Link"><text:span text:style-name="T139">o</text:span></text:a><text:a xlink:type="simple" xlink:href="https://www.youtube.com/watch?v=LpWtfAKzFwE&amp;feature=youtu.be" text:style-name="Internet_20_link" text:visited-style-name="Visited_20_Internet_20_Link"><text:span text:style-name="T138">-predavanje </text:span></text:a><text:a xlink:type="simple" xlink:href="https://www.youtube.com/watch?v=LpWtfAKzFwE&amp;feature=youtu.be" text:style-name="Internet_20_link" text:visited-style-name="Visited_20_Internet_20_Link"><text:span text:style-name="T140">1</text:span></text:a><text:span text:style-name="T140">.</text:span></text:p>
        </text:list-item>
        <text:list-item>
          <text:p text:style-name="P20"><text:a xlink:type="simple" xlink:href="https://www.youtube.com/watch?v=u8xfPd15jGE" text:style-name="Internet_20_link" text:visited-style-name="Visited_20_Internet_20_Link"><text:span text:style-name="T131">P</text:span></text:a><text:a xlink:type="simple" xlink:href="https://www.youtube.com/watch?v=u8xfPd15jGE" text:style-name="Internet_20_link" text:visited-style-name="Visited_20_Internet_20_Link"><text:span text:style-name="T132">haro</text:span></text:a><text:a xlink:type="simple" xlink:href="https://www.youtube.com/watch?v=u8xfPd15jGE" text:style-name="Internet_20_link" text:visited-style-name="Visited_20_Internet_20_Link"><text:span text:style-name="T138"> vide</text:span></text:a><text:a xlink:type="simple" xlink:href="https://www.youtube.com/watch?v=u8xfPd15jGE" text:style-name="Internet_20_link" text:visited-style-name="Visited_20_Internet_20_Link"><text:span text:style-name="T139">o</text:span></text:a><text:a xlink:type="simple" xlink:href="https://www.youtube.com/watch?v=u8xfPd15jGE" text:style-name="Internet_20_link" text:visited-style-name="Visited_20_Internet_20_Link"><text:span text:style-name="T138">-predavanje </text:span></text:a><text:a xlink:type="simple" xlink:href="https://www.youtube.com/watch?v=u8xfPd15jGE" text:style-name="Internet_20_link" text:visited-style-name="Visited_20_Internet_20_Link"><text:span text:style-name="T140">2</text:span></text:a><text:span text:style-name="T140">.</text:span></text:p>
        </text:list-item>
        <text:list-item>
          <text:p text:style-name="P18"><text:a xlink:type="simple" xlink:href="http://mooc.pharo.org/" text:style-name="Internet_20_link" text:visited-style-name="Visited_20_Internet_20_Link"><text:span text:style-name="T133">P</text:span></text:a><text:a xlink:type="simple" xlink:href="http://mooc.pharo.org/" text:style-name="Internet_20_link" text:visited-style-name="Visited_20_Internet_20_Link"><text:span text:style-name="T131">haro MOOC</text:span></text:a><text:span text:style-name="T141">:</text:span></text:p>
          <text:list>
            <text:list-item>
              <text:p text:style-name="P21"><text:span text:style-name="T36">p</text:span><text:span text:style-name="T34">rve četiri nedelje (</text:span><text:span text:style-name="T1">week 1-4</text:span><text:span text:style-name="T34">)</text:span></text:p>
            </text:list-item>
            <text:list-item>
              <text:p text:style-name="P22"><text:span text:style-name="T35">ignorisati materijali označene tagovima </text:span><text:span text:style-name="T18">w</text:span><text:span text:style-name="T2">eb</text:span><text:span text:style-name="T35"> i </text:span><text:span text:style-name="T2">TinyBlog</text:span><text:span text:style-name="T35"> </text:span></text:p>
            </text:list-item>
          </text:list>
        </text:list-item>
      </text:list>
      <text:p text:style-name="P7"/>
      <text:p text:style-name="P7"/>
      <text:list xml:id="list152537844030641" text:continue-numbering="true" text:style-name="L1">
        <text:list-item>
          <text:list>
            <text:list-header>
              <text:p text:style-name="P83"/>
            </text:list-header>
          </text:list>
        </text:list-item>
      </text:list>
      <text:p text:style-name="P8">Zadaci za samostalni rad</text:p>
      <text:p text:style-name="P8"/>
      <text:p text:style-name="P14">Nakon prolaska kroz gorenavedene materijale, ali i uz dodatno samostalno istraživanje, potrebno je uraditi sledeće zadatke (teorijske i praktične):</text:p>
      <text:p text:style-name="P14"/>
      <text:p text:style-name="P16">Pitanja koja se odnose na oblast <text:span text:style-name="T66">o</text:span>bjektno orijentisano programiranje:</text:p>
      <text:list xml:id="list2872901839" text:style-name="L2">
        <text:list-item>
          <text:p text:style-name="P33">Š<text:span text:style-name="T44">ta je objektno orijentisano programiranje (skr. OOP)?</text:span></text:p>
        </text:list-item>
        <text:list-item>
          <text:p text:style-name="P34">Š<text:span text:style-name="T44">ta je klasa?</text:span></text:p>
        </text:list-item>
        <text:list-item>
          <text:p text:style-name="P34">Š<text:span text:style-name="T44">ta je objekat?</text:span></text:p>
        </text:list-item>
        <text:list-item>
          <text:p text:style-name="P35">Da li je postajanje objek<text:span text:style-name="T109">a</text:span>ta uslovljeno postojanjem klas<text:span text:style-name="T109">a</text:span>? <text:span text:style-name="T110">Objasniti.</text:span></text:p>
        </text:list-item>
        <text:list-item>
          <text:p text:style-name="P33">Š<text:span text:style-name="T44">ta je enkapsulacija?</text:span></text:p>
        </text:list-item>
        <text:list-item>
          <text:p text:style-name="P33">Šta je polimorfizam?</text:p>
        </text:list-item>
        <text:list-item>
          <text:p text:style-name="P23">Š<text:span text:style-name="T44">ta je interfejs (engl. </text:span><text:span text:style-name="T3">interface</text:span><text:span text:style-name="T44">)?</text:span></text:p>
        </text:list-item>
        <text:list-item>
          <text:p text:style-name="P23">Š<text:span text:style-name="T44">ta je apstraktna klasa?</text:span></text:p>
        </text:list-item>
        <text:list-item>
          <text:p text:style-name="P35">Koja je razlika između interfejsa i apstraktne klase?</text:p>
        </text:list-item>
        <text:list-item>
          <text:p text:style-name="P35">Objasniti pojam nasleđivanja. <text:span text:style-name="T50">Kakvo sve nasleđivanje može biti?</text:span></text:p>
        </text:list-item>
        <text:list-item>
          <text:p text:style-name="P35">Kako se definiše stanje, a kako ponašanje objekata?</text:p>
        </text:list-item>
        <text:list-item>
          <text:p text:style-name="P36">K<text:span text:style-name="T46">ako se u kontekstu OOP-a iskazuje izbor?</text:span></text:p>
          <text:p text:style-name="P36"/>
        </text:list-item>
      </text:list>
      <text:p text:style-name="P17"><text:tab/><text:span text:style-name="T101">Pitanja koja se odnose na </text:span><text:span text:style-name="T102">Pharo</text:span><text:span text:style-name="T101"> okruženje:</text:span></text:p>
      <text:list xml:id="list152538433743172" text:continue-numbering="true" text:style-name="L2">
        <text:list-item>
          <text:p text:style-name="P34"><text:span text:style-name="T44">Da li je </text:span><text:span text:style-name="T3">Pharo</text:span><text:span text:style-name="T44"> statički ili dinamički tipiziran programski jezik? Objasniti.</text:span></text:p>
        </text:list-item>
        <text:list-item>
          <text:p text:style-name="P40">Da li u programskom jeziku <text:span text:style-name="T1">Pharo</text:span> postoje tipovi?</text:p>
        </text:list-item>
        <text:list-item>
          <text:p text:style-name="P35">Da li su klase objekti? </text:p>
        </text:list-item>
        <text:list-item>
          <text:p text:style-name="P35">Da li su poruke objekt<text:span text:style-name="T111">i</text:span>?</text:p>
        </text:list-item>
        <text:list-item>
          <text:p text:style-name="P35">U čemu je razlika između poruke i metode? Šta se iskazuje porukom, a šta metodom?</text:p>
        </text:list-item>
        <text:list-item>
          <text:p text:style-name="P37">Kako su modifikatori pristupa realizovani u programskom jeziku <text:span text:style-name="T1">Pharo</text:span>?</text:p>
        </text:list-item>
        <text:list-item>
          <text:p text:style-name="P41">Kako se <text:span text:style-name="T104">u</text:span> programskom jeziku <text:span text:style-name="T1">Pharo </text:span>definiše statička metoda?</text:p>
        </text:list-item>
        <text:list-item>
          <text:p text:style-name="P41">Kako se u programskom <text:span text:style-name="T112">jeziku </text:span><text:span text:style-name="T1">Pharo </text:span>def<text:span text:style-name="T149">i</text:span>niše interfejs?</text:p>
        </text:list-item>
        <text:list-item>
          <text:p text:style-name="P42">Kako se u programskom jeziku <text:s/><text:span text:style-name="T1">Pharo</text:span> definišu parametrizovani tipovi, odnosno generici (<text:span text:style-name="T113">engl. </text:span><text:span text:style-name="T20">generics</text:span><text:span text:style-name="T113">)</text:span>?</text:p>
        </text:list-item>
        <text:list-item>
          <text:p text:style-name="P24"><text:span text:style-name="T45">Kojoj klasi pripada </text:span><text:span text:style-name="T81">nil</text:span><text:span text:style-name="T45"> u programskom jeziku </text:span><text:span text:style-name="T4">Pharo</text:span><text:span text:style-name="T45">? Koliko instanci ovog objekta postoji?</text:span></text:p>
        </text:list-item>
        <text:list-item>
          <text:p text:style-name="P44">Kakve sve poruke mogu biti? Navesti primere za svaku kategoriju poruka.</text:p>
        </text:list-item>
        <text:list-item>
          <text:p text:style-name="P49"><text:soft-page-break/>Kako <text:span text:style-name="T67">s</text:span>u <text:span text:style-name="T67">u </text:span>programskom jeziku <text:span text:style-name="T1">Pharo</text:span> definisani prioriteti poruka?</text:p>
        </text:list-item>
        <text:list-item>
          <text:p text:style-name="P24"><text:span text:style-name="T45">Kako su u programskom jeziku </text:span><text:span text:style-name="T4">Pharo</text:span><text:span text:style-name="T45"> definisani prioriteti matematičkih operatora?</text:span></text:p>
        </text:list-item>
        <text:list-item>
          <text:p text:style-name="P44">Šta je <text:span text:style-name="T120">objekat </text:span>prijemnik (engl. <text:span text:style-name="T1">receiver</text:span>), a šta selektor <text:span text:style-name="T120">poruke </text:span>(engl. <text:span text:style-name="T1">selector</text:span>)?</text:p>
        </text:list-item>
        <text:list-item>
          <text:p text:style-name="P45">K<text:span text:style-name="T46">oje tri komponente može da sadrži poruka?</text:span></text:p>
        </text:list-item>
        <text:list-item>
          <text:p text:style-name="P46">Š<text:span text:style-name="T46">ta predstavlja znak </text:span><text:span text:style-name="T90">;</text:span><text:span text:style-name="T42"> </text:span><text:span text:style-name="T43">u programskom jeziku </text:span><text:span text:style-name="T24">Pharo</text:span><text:span text:style-name="T43"> </text:span><text:span text:style-name="T46">?</text:span></text:p>
        </text:list-item>
        <text:list-item>
          <text:p text:style-name="P47">Š<text:span text:style-name="T46">ta predstavlja znak </text:span><text:span text:style-name="T90">.</text:span><text:span text:style-name="T42"> </text:span><text:span text:style-name="T43">u programskom jeziku </text:span><text:span text:style-name="T24">Pharo</text:span><text:span text:style-name="T46">?</text:span></text:p>
        </text:list-item>
        <text:list-item>
          <text:p text:style-name="P25"><text:span text:style-name="T45">Koja je razlika između </text:span><text:span text:style-name="T90">;</text:span><text:span text:style-name="T45"> i </text:span><text:span text:style-name="T90">.</text:span><text:span text:style-name="T45"> u programskom jeziku </text:span><text:span text:style-name="T4">Pharo</text:span><text:span text:style-name="T45">?</text:span></text:p>
        </text:list-item>
        <text:list-item>
          <text:p text:style-name="P48">Š<text:span text:style-name="T121">ta je kaskada? </text:span>Š<text:span text:style-name="T46">ta je rezultat kaskade? </text:span><text:span text:style-name="T56">Šta je rezultat višestruke upotrebe </text:span><text:span text:style-name="T91">;</text:span><text:span text:style-name="T32"> </text:span><text:span text:style-name="T56">?</text:span></text:p>
        </text:list-item>
        <text:list-item>
          <text:p text:style-name="P51"><text:span text:style-name="T56">Da li je izraz </text:span><text:span text:style-name="T89">1 * 2; + 100; * 123.</text:span><text:span text:style-name="T56"> sintaksno valida</text:span><text:span text:style-name="T57">n</text:span><text:span text:style-name="T56">? Ukoliko jeste, odrediti njegov rezultat, u suprotnom objasniti grešku koja se javlja prilikom parsiranja.</text:span></text:p>
        </text:list-item>
        <text:list-item>
          <text:p text:style-name="P44">Š<text:span text:style-name="T46">ta su simboli u programskom jeziku </text:span><text:span text:style-name="T15">Pharo</text:span><text:span text:style-name="T46">? Navesti nekoliko primera.</text:span></text:p>
        </text:list-item>
        <text:list-item>
          <text:p text:style-name="P52">Koji sve literali <text:span text:style-name="T114">postoje</text:span> u programskom jeziku <text:span text:style-name="T1">Pharo</text:span>? <text:span text:style-name="T124">Navesti primere.</text:span></text:p>
        </text:list-item>
        <text:list-item>
          <text:p text:style-name="P52">Šta su blokovi? Da li su blokovi objekti?</text:p>
        </text:list-item>
        <text:list-item>
          <text:p text:style-name="P52">Šta je vrednost definicije, a šta evaluacije <text:span text:style-name="T68">bloka</text:span>?</text:p>
        </text:list-item>
        <text:list-item>
          <text:p text:style-name="P52">Da li blokovi mogu da <text:span text:style-name="T122">pr</text:span>imaju argumente? Ukoliko mogu, kako im se argumenti prosleđuju? <text:span text:style-name="T69">Navesti primere.</text:span></text:p>
        </text:list-item>
        <text:list-item>
          <text:p text:style-name="P52">Da li se blok može smestiti u privremenu promenljivu? Da li se blok može proslediti kao argument poruke? Da li blok može biti povratna vrednost metode?</text:p>
        </text:list-item>
        <text:list-item>
          <text:p text:style-name="P55">Koliko <text:span text:style-name="T115">puta</text:span> <text:span text:style-name="T115">se jedan blok m</text:span>ože evaluirati?</text:p>
        </text:list-item>
        <text:list-item>
          <text:p text:style-name="P55">Š<text:span text:style-name="T47">ta će se desiti ukoliko se prilikom evaluacije bloka naiđe na znak </text:span><text:span text:style-name="T92">^</text:span><text:span text:style-name="T31"> </text:span><text:span text:style-name="T47">?</text:span></text:p>
        </text:list-item>
        <text:list-item>
          <text:p text:style-name="P52">Šta je <text:span text:style-name="T76">yourself</text:span>? Kada se <text:span text:style-name="T76">yourself</text:span> najčešće upotrebljava? Navesti primer.</text:p>
        </text:list-item>
        <text:list-item>
          <text:p text:style-name="P57">Kakve sve promenljive mogu biti u programskom jeziku <text:span text:style-name="T1">Pharo</text:span>? Navesti primere.</text:p>
        </text:list-item>
        <text:list-item>
          <text:p text:style-name="P55">Š<text:span text:style-name="T48">ta su globalne, a šta lokalne promenljive u programskom jeziku </text:span><text:span text:style-name="T5">Pharo</text:span><text:span text:style-name="T48">? Navesti primere.</text:span></text:p>
        </text:list-item>
        <text:list-item>
          <text:p text:style-name="P59">Kako su petlje implementirane u programskom jeziku <text:span text:style-name="T1">Pharo</text:span>?</text:p>
        </text:list-item>
        <text:list-item>
          <text:p text:style-name="P59">Šta su kolekcije u programskom jeziku <text:span text:style-name="T1">Pharo</text:span>? Navesti nekoliko primera najčešće korišćenih kolekcija.</text:p>
        </text:list-item>
        <text:list-item>
          <text:p text:style-name="P26"><text:span text:style-name="T51">Koja je razlika između niza (</text:span><text:span text:style-name="T82">Array</text:span><text:span text:style-name="T51">) i uređene kolekcije (</text:span><text:span text:style-name="T82">OrderedCollection</text:span><text:span text:style-name="T51">)?</text:span></text:p>
        </text:list-item>
        <text:list-item>
          <text:p text:style-name="P53">Šta su literalni nizovi? Koje sve elemente mogu da sadrže?</text:p>
        </text:list-item>
        <text:list-item>
          <text:p text:style-name="P50">Kada se kreiraju literalni nizovi?</text:p>
        </text:list-item>
        <text:list-item>
          <text:p text:style-name="P59">Šta su iteratori? Kako su implementirani u programskom jeziku <text:span text:style-name="T1">Pharo</text:span>?</text:p>
        </text:list-item>
        <text:list-item>
          <text:p text:style-name="P59">Na koji način iteratori doprinose enkapsulaciji kolekcije?</text:p>
        </text:list-item>
        <text:list-item>
          <text:p text:style-name="P27"><text:span text:style-name="T49">Objasniti šta znači da se iteratori ponašaju polimorfno u programskom jeziku </text:span><text:span text:style-name="T6">Pharo</text:span><text:span text:style-name="T49">?</text:span></text:p>
        </text:list-item>
        <text:list-item>
          <text:p text:style-name="P27"><text:span text:style-name="T49">Koje su </text:span><text:span text:style-name="T6">Pharo</text:span><text:span text:style-name="T49"> poruke ekvivalenti funkcijama </text:span><text:span text:style-name="T83">map</text:span><text:span text:style-name="T49">, </text:span><text:span text:style-name="T83">filter</text:span><text:span text:style-name="T49"> i </text:span><text:span text:style-name="T83">reduce</text:span><text:span text:style-name="T49"> programskog jezika </text:span><text:span text:style-name="T6">Python</text:span><text:span text:style-name="T49">?</text:span></text:p>
        </text:list-item>
        <text:list-item>
          <text:p text:style-name="P57">Šta je <text:span text:style-name="T76">true</text:span>, a šta <text:span text:style-name="T76">false</text:span> u programskom jeziku <text:span text:style-name="T1">Pharo</text:span>? Kojim klasama pripadaju? Koliko instanci ovih objekata postoj<text:span text:style-name="T70">i</text:span>?</text:p>
        </text:list-item>
        <text:list-item>
          <text:p text:style-name="P57">U čemu je razlika između poruka <text:span text:style-name="T93">&amp;</text:span> i <text:span text:style-name="T76">and:</text:span><text:span text:style-name="T1"> </text:span><text:span text:style-name="T34">?</text:span></text:p>
        </text:list-item>
        <text:list-item>
          <text:p text:style-name="P57"><text:span text:style-name="T34">Kako se </text:span><text:span text:style-name="T40">iskazuju</text:span><text:span text:style-name="T34"> uslovi u programskom jeziku </text:span><text:span text:style-name="T1">Pharo</text:span><text:span text:style-name="T34">?</text:span></text:p>
        </text:list-item>
        <text:list-item>
          <text:p text:style-name="P58"><text:span text:style-name="T38">Objasniti pojam toka (engl. </text:span><text:span text:style-name="T39">s</text:span><text:span text:style-name="T9">tream</text:span><text:span text:style-name="T37">). Sa čime sve tokovi mogu da manipulišu?</text:span></text:p>
        </text:list-item>
        <text:list-item>
          <text:p text:style-name="P54">Šta je podrazumevana povratna vrednost metode?</text:p>
        </text:list-item>
        <text:list-item>
          <text:p text:style-name="P38">Šta znači da su metode virtualne (<text:span text:style-name="T105">engl. </text:span><text:span text:style-name="T19">virtual</text:span><text:span text:style-name="T105">)</text:span>?</text:p>
        </text:list-item>
        <text:list-item>
          <text:p text:style-name="P38">Šta znači da se metode kasno vezuju (engl. <text:span text:style-name="T1">late binding</text:span>)?</text:p>
        </text:list-item>
        <text:list-item>
          <text:p text:style-name="P28"><text:span text:style-name="T71">Zašto se u kontekstu programskog jezika </text:span><text:span text:style-name="T16">Pharo </text:span><text:span text:style-name="T71">koristi pojam </text:span><text:span text:style-name="T29">slanje poruke</text:span><text:span text:style-name="T71"> (engl. </text:span><text:span text:style-name="T16">message passing</text:span><text:span text:style-name="T71">), a ne pojam </text:span><text:span text:style-name="T25">poziv metode</text:span><text:span text:style-name="T71">?</text:span></text:p>
        </text:list-item>
        <text:list-item>
          <text:p text:style-name="P56"><text:span text:style-name="T34">Kako se u programskom jeziku </text:span><text:span text:style-name="T1">Pharo</text:span><text:span text:style-name="T34"> kreira klasa?</text:span></text:p>
        </text:list-item>
        <text:list-item>
          <text:p text:style-name="P43">Kako se u programskom jeziku <text:span text:style-name="T1">Pharo</text:span> implementira konstruktor klase?</text:p>
        </text:list-item>
        <text:list-item>
          <text:p text:style-name="P43">Kako se u programskom jeziku <text:span text:style-name="T1">Pharo</text:span> kreiraju objekti? Navesti primere.</text:p>
        </text:list-item>
        <text:list-item>
          <text:p text:style-name="P39">Kakvo nasleđivanje je podržano u programskom jeziku <text:span text:style-name="T1">Pharo</text:span>?</text:p>
        </text:list-item>
        <text:list-item>
          <text:p text:style-name="P60"><text:soft-page-break/>K<text:span text:style-name="T53">oja je korenska klasa u hijerarhiji nasleđivanja u programskom jeziku </text:span><text:span text:style-name="T8">Pharo</text:span><text:span text:style-name="T53">?</text:span></text:p>
        </text:list-item>
        <text:list-item>
          <text:p text:style-name="P29"><text:span text:style-name="T72">Kako </text:span><text:span text:style-name="T150">se </text:span><text:span text:style-name="T72">i kada nasleđuju stanje, odnosno ponašanje objekata u programskom jeziku </text:span><text:span text:style-name="T7">Pharo</text:span><text:span text:style-name="T52">?</text:span></text:p>
        </text:list-item>
        <text:list-item>
          <text:p text:style-name="P61">I<text:span text:style-name="T54">z koja dva koraka se sastoji slanje poruke?</text:span></text:p>
        </text:list-item>
        <text:list-item>
          <text:p text:style-name="P62">Na šta pokazuje <text:span text:style-name="T1">self</text:span>, a na šta <text:span text:style-name="T1">super</text:span>?</text:p>
        </text:list-item>
        <text:list-item>
          <text:p text:style-name="P62">U čemu je razlika između <text:span text:style-name="T1">self</text:span> i <text:span text:style-name="T1">super</text:span>?</text:p>
        </text:list-item>
        <text:list-item>
          <text:p text:style-name="P67">Kako <text:span text:style-name="T151">se</text:span> i kada određuju <text:span text:style-name="T1">self</text:span>, odnosno <text:span text:style-name="T1">super</text:span>?</text:p>
        </text:list-item>
        <text:list-item>
          <text:p text:style-name="P68">Koja je uloga pojma <text:span text:style-name="T26">pretraga metod</text:span><text:span text:style-name="T30">a</text:span> (engl. m<text:span text:style-name="T1">ethod look-up</text:span>)?</text:p>
        </text:list-item>
        <text:list-item>
          <text:p text:style-name="P68">Iz kojih koraka se sastoji pretraga metod<text:span text:style-name="T106">a</text:span> (engl. <text:span text:style-name="T1">method look-up</text:span>)?</text:p>
        </text:list-item>
        <text:list-item>
          <text:p text:style-name="P62">Š<text:span text:style-name="T55">ta se desi kada pretraga metoda (engl. </text:span><text:span text:style-name="T10">method look-up</text:span><text:span text:style-name="T55">) ne uspe?</text:span></text:p>
        </text:list-item>
        <text:list-item>
          <text:p text:style-name="P66">K<text:span text:style-name="T58">ako se u programskom jeziku </text:span><text:span text:style-name="T11">Pharo</text:span><text:span text:style-name="T58"> navodi par </text:span><text:span text:style-name="T152">(</text:span><text:span text:style-name="T11">ključ:vrednost</text:span><text:span text:style-name="T41">)</text:span><text:span text:style-name="T58">?</text:span></text:p>
        </text:list-item>
      </text:list>
      <text:p text:style-name="P3"/>
      <text:list xml:id="list152538015303297" text:continue-numbering="true" text:style-name="L2">
        <text:list-header>
          <text:p text:style-name="P86">Praktični zadaci – programski jezik Pharo:</text:p>
          <text:p text:style-name="P87"/>
        </text:list-header>
        <text:list-item>
          <text:p text:style-name="P88">N<text:span text:style-name="T48">apisati beskonačnu petlju u programskom jeziku </text:span><text:span text:style-name="T5">Pharo</text:span><text:span text:style-name="T5"><text:note text:id="ftn1" text:note-class="footnote"><text:note-citation>1</text:note-citation><text:note-body><text:p text:style-name="P2">Voditi računa da prilikom izvršavanja beskonačne petlje <text:span text:style-name="T116">može</text:span> doći do zamrzavanja <text:span text:style-name="T1">Pharo</text:span> virtu<text:span text:style-name="T125">a</text:span>lne mašine.</text:p></text:note-body></text:note></text:span><text:span text:style-name="T48">.</text:span></text:p>
          <text:p text:style-name="P88"/>
        </text:list-item>
        <text:list-item>
          <text:p text:style-name="P89">Na koje se literale programskog jezika <text:span text:style-name="T1">Pharo</text:span> odnose sledeći iskazi?</text:p>
          <text:list>
            <text:list-item>
              <text:p text:style-name="P97">'Hello', 'Dave'</text:p>
            </text:list-item>
            <text:list-item>
              <text:p text:style-name="P101">1.3</text:p>
            </text:list-item>
            <text:list-item>
              <text:p text:style-name="P101">#node1</text:p>
            </text:list-item>
            <text:list-item>
              <text:p text:style-name="P101">#(2 33 4)</text:p>
            </text:list-item>
            <text:list-item>
              <text:p text:style-name="P101">[ :each | each scale: 1.5 ]</text:p>
            </text:list-item>
            <text:list-item>
              <text:p text:style-name="P101">$A</text:p>
            </text:list-item>
            <text:list-item>
              <text:p text:style-name="P101">true</text:p>
            </text:list-item>
            <text:list-item>
              <text:p text:style-name="P101">1</text:p>
            </text:list-item>
            <text:list-item>
              <text:p text:style-name="P107">"<text:span text:style-name="T144">Hello, world!</text:span>"</text:p>
              <text:p text:style-name="P107"/>
            </text:list-item>
          </text:list>
        </text:list-item>
        <text:list-item>
          <text:p text:style-name="P63">Z<text:span text:style-name="T59">a svaki od dolenavedenih iskaza odrediti:</text:span></text:p>
        </text:list-item>
      </text:list>
      <text:list xml:id="list4104714175" text:style-name="L3">
        <text:list-item>
          <text:list>
            <text:list-item>
              <text:p text:style-name="P69">objekat prijemnik poruke,</text:p>
            </text:list-item>
            <text:list-item>
              <text:p text:style-name="P69">selektor poruke,</text:p>
            </text:list-item>
            <text:list-item>
              <text:p text:style-name="P69">argument<text:span text:style-name="T107">e</text:span> poruke,</text:p>
            </text:list-item>
            <text:list-item>
              <text:p text:style-name="P69">rezultat izvršavanja iskaza.</text:p>
            </text:list-item>
          </text:list>
        </text:list-item>
      </text:list>
      <text:list xml:id="list2478520042" text:style-name="L4">
        <text:list-item>
          <text:list>
            <text:list-item>
              <text:list>
                <text:list-item>
                  <text:p text:style-name="P98">3 + 4</text:p>
                </text:list-item>
                <text:list-item>
                  <text:p text:style-name="P102">Date today</text:p>
                </text:list-item>
                <text:list-item>
                  <text:p text:style-name="P102">anArray at: 1 put: 'hello'</text:p>
                </text:list-item>
                <text:list-item>
                  <text:p text:style-name="P102">anArray at: i</text:p>
                </text:list-item>
                <text:list-item>
                  <text:p text:style-name="P102">#(2 33 -4 67) collect: [ :each | each abs ]</text:p>
                </text:list-item>
                <text:list-item>
                  <text:p text:style-name="P102">25 @ 50</text:p>
                </text:list-item>
                <text:list-item>
                  <text:p text:style-name="P102">SmallInteger maxVal</text:p>
                </text:list-item>
                <text:list-item>
                  <text:p text:style-name="P102">#(a b c d e f) includesAll: #(f d b)</text:p>
                </text:list-item>
                <text:list-item>
                  <text:p text:style-name="P102">true | false</text:p>
                </text:list-item>
                <text:list-item>
                  <text:p text:style-name="P108">Point selectors </text:p>
                </text:list-item>
              </text:list>
            </text:list-item>
          </text:list>
        </text:list-item>
      </text:list>
      <text:p text:style-name="P111"/>
      <text:p text:style-name="P111"/>
      <text:list xml:id="list152537686156279" text:continue-list="list152538015303297" text:style-name="L2">
        <text:list-item>
          <text:p text:style-name="P70"><text:soft-page-break/>Odrediti rezultat izvršanja sledećih iskaza.</text:p>
          <text:list>
            <text:list-item>
              <text:p text:style-name="P95">| anArray |</text:p>
              <text:p text:style-name="P112">anArray := #('first' 'second' 'third' 'fourth').</text:p>
              <text:p text:style-name="P116">anArray at: 2</text:p>
            </text:list-item>
            <text:list-item>
              <text:p text:style-name="P103">#(2 3 -10 3) collect: [ :each | each * each]</text:p>
            </text:list-item>
            <text:list-item>
              <text:p text:style-name="P103">6 + 4 / 2</text:p>
            </text:list-item>
            <text:list-item>
              <text:p text:style-name="P103">1 + 3 negated</text:p>
            </text:list-item>
            <text:list-item>
              <text:p text:style-name="P103">1 + (3 negated)</text:p>
            </text:list-item>
            <text:list-item>
              <text:p text:style-name="P103">2 raisedTo: 3 + 2</text:p>
            </text:list-item>
            <text:list-item>
              <text:p text:style-name="P103">2 negated raisedTo: 3 + 2</text:p>
            </text:list-item>
            <text:list-item>
              <text:p text:style-name="P109">#(a b c d e f) includesAll: #(f d <text:span text:style-name="T145">g</text:span>)</text:p>
            </text:list-item>
          </text:list>
        </text:list-item>
      </text:list>
      <text:p text:style-name="P9"/>
      <text:p text:style-name="P9"/>
      <text:list xml:id="list152538240917797" text:continue-numbering="true" text:style-name="L2">
        <text:list-item>
          <text:p text:style-name="P64">N<text:span text:style-name="T60">apisati ekvivalentne iskaze upotrebom najmanjeg mogućeg broja zagrada.</text:span></text:p>
          <text:list>
            <text:list-item>
              <text:p text:style-name="P99">((3 + 4) + (2 * 2) + (2 * 3))</text:p>
            </text:list-item>
            <text:list-item>
              <text:p text:style-name="P104">x between: (pt1 x) and: (pt2 y)</text:p>
            </text:list-item>
            <text:list-item>
              <text:p text:style-name="P120">(x isZero)</text:p>
              <text:list>
                <text:list-header>
                  <text:p text:style-name="P113">ifTrue: [....].</text:p>
                </text:list-header>
              </text:list>
              <text:p text:style-name="P113">(x includes: y)</text:p>
              <text:list text:continue-numbering="true">
                <text:list-header>
                  <text:p text:style-name="P117">ifTrue: [....<text:span text:style-name="T146">]</text:span></text:p>
                </text:list-header>
              </text:list>
            </text:list-item>
            <text:list-item>
              <text:p text:style-name="P120">(OrderedCollection new)</text:p>
              <text:list>
                <text:list-header>
                  <text:p text:style-name="P113">add: 56;</text:p>
                  <text:p text:style-name="P113">add: 33;</text:p>
                  <text:p text:style-name="P117">yourself</text:p>
                </text:list-header>
              </text:list>
            </text:list-item>
            <text:list-item>
              <text:p text:style-name="P104">(Integer primesUpTo: 64) sum</text:p>
            </text:list-item>
            <text:list-item>
              <text:p text:style-name="P104">('http://www.pharo.org' asUrl) retrieveContents</text:p>
            </text:list-item>
            <text:list-item>
              <text:p text:style-name="P104">(('2014-07-01' asDate) - '2013/2/1' asDate) days</text:p>
            </text:list-item>
            <text:list-item>
              <text:p text:style-name="P121">(((ZnEasy getPng: 'http://pharo.org/web/files/pharo.png')</text:p>
              <text:list>
                <text:list-header>
                  <text:p text:style-name="P118">asMorph) openInWindow)</text:p>
                </text:list-header>
              </text:list>
            </text:list-item>
            <text:list-item>
              <text:p text:style-name="P110">((#(a b c d e f) asSet) intersection: (#(f d b) asSet))</text:p>
            </text:list-item>
          </text:list>
        </text:list-item>
      </text:list>
      <text:p text:style-name="P10"/>
      <text:list xml:id="list152538524180287" text:continue-numbering="true" text:style-name="L2">
        <text:list-item>
          <text:p text:style-name="P115">Za sledeće iskaze ispisati redosled slanja poruka, odnosno izvršavanja odgovarajućih metoda.</text:p>
          <text:list>
            <text:list-item>
              <text:p text:style-name="P100">Date today daysInMonth</text:p>
            </text:list-item>
            <text:list-item>
              <text:p text:style-name="P105">5@5 extent: 6.2 truncated @ 7</text:p>
            </text:list-item>
            <text:list-item>
              <text:p text:style-name="P105">Transcript show: (45 + 9) printString</text:p>
            </text:list-item>
            <text:list-item>
              <text:p text:style-name="P105">('2014-07-01' asDate - '2013/2/1' asDate) days</text:p>
            </text:list-item>
            <text:list-item>
              <text:p text:style-name="P105">42 factorial decimalDigitLength</text:p>
            </text:list-item>
            <text:list-item>
              <text:p text:style-name="P122">(ZnServer startDefaultOn: 8080)</text:p>
              <text:list>
                <text:list-header>
                  <text:p text:style-name="P114">onRequestRespond: [ :request | ZnResponse ok: (ZnEntity</text:p>
                  <text:p text:style-name="P119">with: DateAndTime now printString) ]</text:p>
                </text:list-header>
              </text:list>
            </text:list-item>
            <text:list-item>
              <text:p text:style-name="P106">(1914 to: 1945) count: [ :each | Year isLeapYear: each ].</text:p>
            </text:list-item>
            <text:list-item>
              <text:p text:style-name="P106">$/ join: ($- split: '1969-07-20') reverse</text:p>
            </text:list-item>
            <text:list-item>
              <text:p text:style-name="P122">DateAndTime fromUnixTime:</text:p>
              <text:list>
                <text:list-header>
                  <text:p text:style-name="P114">((ByteArray readHexFrom: 'CAFEBABE4422334400FF')</text:p>
                  <text:list>
                    <text:list-header>
                      <text:p text:style-name="P119">copyFrom: 5 to: 8) asInteger</text:p>
                    </text:list-header>
                  </text:list>
                </text:list-header>
              </text:list>
            </text:list-item>
            <text:list-item>
              <text:p text:style-name="P106">(String new: 32) collect: [ :each | 'abcdef' atRandom ]</text:p>
            </text:list-item>
            <text:list-item>
              <text:p text:style-name="P106">'http://www.pharo.org' asUrl saveContentsToFile: 'page.html'</text:p>
            </text:list-item>
            <text:list-item>
              <text:p text:style-name="P122">'^.*.jpg' asRegex in: [ :regex |</text:p>
              <text:list>
                <text:list-header>
                  <text:p text:style-name="P114">'/tmp/foo.txt' asFileReference contents lines</text:p>
                  <text:list>
                    <text:list-header>
                      <text:p text:style-name="P123">select: [ :line | regex matches: line ] ]</text:p>
                    </text:list-header>
                  </text:list>
                </text:list-header>
              </text:list>
            </text:list-item>
          </text:list>
        </text:list-item>
      </text:list>
      <text:p text:style-name="P11"/>
      <text:list xml:id="list152537888552328" text:continue-numbering="true" text:style-name="L2">
        <text:list-item>
          <text:p text:style-name="P65">D<text:span text:style-name="T61">at je sledeći isečak koda u programskom jeziku </text:span><text:span text:style-name="T12">Pharo</text:span><text:span text:style-name="T61">.</text:span></text:p>
        </text:list-item>
      </text:list>
      <text:p text:style-name="P4"><draw:frame text:anchor-type="paragraph" draw:z-index="0" draw:name="Shape2" draw:style-name="gr2" draw:text-style-name="P127" svg:width="0.2303in" svg:height="1.0512in" svg:x="0.9925in" svg:y="0.0591in"><draw:text-box><text:p text:style-name="P126"><text:span text:style-name="T73">1</text:span></text:p><text:p text:style-name="P126"><text:span text:style-name="T73">2</text:span></text:p><text:p text:style-name="P126"><text:span text:style-name="T73">3</text:span></text:p><text:p text:style-name="P126"><text:span text:style-name="T73">4</text:span></text:p><text:p text:style-name="P126"><text:span text:style-name="T73">5</text:span></text:p><text:p text:style-name="P126"><text:span text:style-name="T73">6</text:span></text:p></draw:text-box></draw:frame><draw:frame text:anchor-type="paragraph" draw:z-index="1" draw:name="Shape1" draw:style-name="gr1" draw:text-style-name="P125" svg:width="4.326in" svg:height="1.0512in" svg:x="1.2709in" svg:y="0.05in"><draw:text-box><text:p text:style-name="P124"><text:span text:style-name="T160"/></text:p><text:p text:style-name="P124"><text:span text:style-name="T160">| sum |</text:span></text:p><text:p text:style-name="P124"><text:span text:style-name="T160">sum := 0.</text:span></text:p><text:p text:style-name="P124"><text:span text:style-name="T160">#(21 23 53 66 87) do: [:item | sum := sum + item].</text:span></text:p><text:p text:style-name="P124"><text:span text:style-name="T160">sum</text:span></text:p><text:p text:style-name="P124"><text:span text:style-name="T160"/></text:p></draw:text-box></draw:frame></text:p>
      <text:p text:style-name="P4"/>
      <text:p text:style-name="P4"/>
      <text:p text:style-name="P4"/>
      <text:p text:style-name="P4"/>
      <text:p text:style-name="P4"/>
      <text:list xml:id="list388810964" text:style-name="L5">
        <text:list-item>
          <text:p text:style-name="P71">Š<text:span text:style-name="T118">ta</text:span> ć<text:span text:style-name="T117">e biti</text:span> vrednost promenljive <text:span text:style-name="T76">sum</text:span> nakon izvršavanje gorenavedenog isečka koda?</text:p>
        </text:list-item>
        <text:list-item>
          <text:p text:style-name="P31"><text:span text:style-name="T61">Napisati ekvivalentni kod tako da koristi eksplicitno indeksiranje elemenata upotrebom poruke </text:span><text:span text:style-name="T79">at:</text:span><text:span text:style-name="T12"> </text:span><text:span text:style-name="T61">.</text:span></text:p>
        </text:list-item>
        <text:list-item>
          <text:p text:style-name="P73">Napisati ekvivalentni kod tako da koristi poruku <text:span text:style-name="T76">inject:into:</text:span><text:span text:style-name="T1"> </text:span><text:span text:style-name="T34">.</text:span></text:p>
        </text:list-item>
      </text:list>
      <text:p text:style-name="P4"/>
      <text:p text:style-name="P4"/>
      <text:list xml:id="list152538935052677" text:continue-list="list152537888552328" text:style-name="L2">
        <text:list-item>
          <text:p text:style-name="P85"><text:span text:style-name="T126">U</text:span><text:span text:style-name="T127">potrebom </text:span><text:span text:style-name="T87">Zinc</text:span><text:span text:style-name="T134"> HTTP</text:span><text:span text:style-name="T127"> biblioteke dostupne u </text:span><text:span text:style-name="T134">Pharo</text:span><text:span text:style-name="T127"> okruženju, potrebno je dobaviti logo sa sledeće veb-adrese: </text:span><text:a xlink:type="simple" xlink:href="http://pharo.org/files/pharo.png" text:style-name="Internet_20_link" text:visited-style-name="Visited_20_Internet_20_Link"><text:span text:style-name="T127">http://pharo.org/files/pharo.png</text:span></text:a><text:span text:style-name="T127">. Dobavljeni sadržaj pretvoriti u </text:span><text:span text:style-name="T87">morph</text:span><text:span text:style-name="T127"> grafički objekat i prikazati na ekranu.</text:span></text:p>
          <text:p text:style-name="P74"><text:span text:style-name="T23">Pomoć</text:span>:</text:p>
        </text:list-item>
      </text:list>
      <text:list xml:id="list653869275" text:style-name="L6">
        <text:list-item>
          <text:list>
            <text:list-item>
              <text:p text:style-name="P32"><text:span text:style-name="T62">Klasa </text:span><text:span text:style-name="T80">ZnEasy</text:span><text:span text:style-name="T62"> ima dosta korisnih poruka za manipulisanje </text:span><text:span text:style-name="T13">HTTP</text:span><text:span text:style-name="T62"> zahtevima.</text:span></text:p>
            </text:list-item>
            <text:list-item>
              <text:p text:style-name="P75">Zadatak poruke <text:span text:style-name="T76">asMorph</text:span> je da objekat prijemnik pretvori u <text:span text:style-name="T76">Morph</text:span> grafički objekat.</text:p>
            </text:list-item>
            <text:list-item>
              <text:p text:style-name="P32">Jedan od načina kako se grafički objekat može prikazati na ekranu je<text:span text:style-name="T154">ste</text:span> <text:span text:style-name="T154">slanjem </text:span>poruke <text:span text:style-name="T86">openInWorld</text:span>.</text:p>
            </text:list-item>
          </text:list>
        </text:list-item>
      </text:list>
      <text:list xml:id="list152539327386390" text:continue-list="list152538935052677" text:style-name="L2">
        <text:list-item>
          <text:p text:style-name="P96"><text:soft-page-break/><text:span text:style-name="T128">Upotrebom </text:span><text:span text:style-name="T88">Zinc</text:span><text:span text:style-name="T128"> </text:span><text:span text:style-name="T135">HTTP</text:span><text:span text:style-name="T128"> biblioteke preuzeti sliku vezanu za e-mail adresu </text:span><text:span text:style-name="T136">stephane.ducasse@inria.fr</text:span><text:span text:style-name="T126"> </text:span><text:span text:style-name="T129">putem gravatara (</text:span><text:a xlink:type="simple" xlink:href="http://www.gravatar.com/avatar/" text:style-name="Internet_20_link" text:visited-style-name="Visited_20_Internet_20_Link"><text:span text:style-name="T129">http://www.gravatar.com/avatar/</text:span></text:a><text:span text:style-name="T129">). Sliku pretvoriti u </text:span><text:span text:style-name="T94">morph</text:span><text:span text:style-name="T129"> grafički objekat i prikazati na ekranu.</text:span></text:p>
          <text:p text:style-name="P76"><text:span text:style-name="T23">Pomoć</text:span>:</text:p>
        </text:list-item>
      </text:list>
      <text:list xml:id="list280273361" text:style-name="L7">
        <text:list-item>
          <text:list>
            <text:list-item>
              <text:p text:style-name="P77">Putanja do slike vezane za e-mail adresu ima sledeći format:</text:p>
              <text:p text:style-name="P78"><text:span text:style-name="T73">http://www.gravatar.com/avatar/&lt;</text:span><text:span text:style-name="T75">MD5</text:span><text:span text:style-name="T97">_</text:span><text:span text:style-name="T98">heksadecimalni_</text:span><text:span text:style-name="T97">š</text:span><text:span text:style-name="T98">ifat_</text:span><text:span text:style-name="T97">e-mail</text:span><text:span text:style-name="T98">a</text:span><text:span text:style-name="T96">&gt;.jpg</text:span><text:span text:style-name="T63">.</text:span></text:p>
            </text:list-item>
            <text:list-item>
              <text:p text:style-name="P78"><text:span text:style-name="T77">MD5 hashMessage:</text:span><text:span text:style-name="T63"> poruka je zadužena za pravljenje šifrata, koji kasnije treba konvertovati u heksadecimalni oblik.</text:span></text:p>
            </text:list-item>
            <text:list-item>
              <text:p text:style-name="P78"><text:span text:style-name="T63">Stringovi ne smeju sadržati velika slova i ne smeju imati beline (engl. </text:span><text:span text:style-name="T17">whitespaces</text:span><text:span text:style-name="T63">) na početku, odnosno na kraju.</text:span></text:p>
            </text:list-item>
            <text:list-item>
              <text:p text:style-name="P77">Pogledati <text:span text:style-name="T155">način upotrebe </text:span>poruk<text:span text:style-name="T155">a</text:span> <text:span text:style-name="T76">openInHand</text:span><text:span text:style-name="T1"> </text:span><text:span text:style-name="T34">i </text:span><text:span text:style-name="T76">asMorph</text:span>.</text:p>
            </text:list-item>
          </text:list>
        </text:list-item>
      </text:list>
      <text:p text:style-name="P6"/>
      <text:list xml:id="list152538595408829" text:continue-list="list152539327386390" text:style-name="L2">
        <text:list-item>
          <text:p text:style-name="P90">U jednom iskazu potrebno je odrediti zbir kvadrata prvih 100 prirodnih brojeva. </text:p>
          <text:p text:style-name="P72"><text:span text:style-name="T1">Napomena</text:span>: Nije dozvoljena upotreba poruke <text:span text:style-name="T78">sum</text:span>.</text:p>
        </text:list-item>
      </text:list>
      <text:p text:style-name="P5"/>
      <text:list xml:id="list152537903664262" text:continue-numbering="true" text:style-name="L2">
        <text:list-item>
          <text:p text:style-name="P90">U jednom iskazu potrebno je odrediti zbir prvih 100 parnih prirodnih brojeva.</text:p>
          <text:p text:style-name="P72"><text:span text:style-name="T1">Napomena</text:span>: Nije dozvoljena upotreba poruke <text:span text:style-name="T76">sum</text:span>.</text:p>
          <text:p text:style-name="P72"/>
        </text:list-item>
        <text:list-item>
          <text:p text:style-name="P91">Napisati blok (anonimnu funkciju) koji kao argument <text:span text:style-name="T100">prima</text:span> jedan prirodan broj. Zadatak bloka je da u jednom iskazu odredi (<text:span text:style-name="T108">desni)</text:span> faktorijel za prosleđeni parametar, <text:span text:style-name="T65">tj. </text:span><text:span text:style-name="T27">n!</text:span><text:span text:style-name="T65"><text:note text:id="ftn2" text:note-class="footnote"><text:note-citation>2</text:note-citation><text:note-body><text:p text:style-name="Footnote"><text:a xlink:type="simple" xlink:href="https://en.wikipedia.org/wiki/Factorial" text:style-name="Internet_20_link" text:visited-style-name="Visited_20_Internet_20_Link">https://en.wikipedia.org/wiki/Factorial</text:a></text:p></text:note-body></text:note></text:span>. <text:line-break/><text:span text:style-name="T21">Napomena</text:span><text:span text:style-name="T147">: Nije dozvoljena upotreba poruke </text:span><text:span text:style-name="T84">factorial</text:span><text:span text:style-name="T147">.</text:span></text:p>
          <text:p text:style-name="P92"/>
        </text:list-item>
        <text:list-item>
          <text:p text:style-name="P93"><text:span text:style-name="T64">Napisati blok (anonimnu funkciju) koji kao argument prima jedan prirodan broj. Zadatak bloka je da u jednom iskazu odredi </text:span><text:span text:style-name="T14">levi faktorijel</text:span><text:span text:style-name="T64"> za prosleđeni argument, tj. </text:span><text:span text:style-name="T28">!n</text:span><text:span text:style-name="T64"><text:note text:id="ftn3" text:note-class="footnote"><text:note-citation>3</text:note-citation><text:note-body><text:p text:style-name="P1"><text:a xlink:type="simple" xlink:href="https://sh.wikipedia.org/wiki/Levi_faktorijel" text:style-name="Internet_20_link" text:visited-style-name="Visited_20_Internet_20_Link">https://sh.wikipedia.org/wiki/Levi_faktorijel</text:a></text:p></text:note-body></text:note></text:span><text:span text:style-name="T64">. Potrebno je iskoristiti blok iz prethodnog zadatka.</text:span></text:p>
          <text:p text:style-name="P79"><text:span text:style-name="T1">Napomena</text:span>: Nije dozvoljena upotreba poruk<text:span text:style-name="T156">a</text:span> <text:span text:style-name="T76">sum</text:span><text:span text:style-name="T85">, </text:span><text:span text:style-name="T148">odnosno</text:span><text:span text:style-name="T85"> factorial.</text:span></text:p>
          <text:p text:style-name="P80"/>
        </text:list-item>
        <text:list-item>
          <text:p text:style-name="P94"><text:span text:style-name="T123">Data je uređena kolekcija </text:span><text:span text:style-name="T74">#(1 2 3 4 5 6 7 8 9 10)</text:span><text:span text:style-name="T123">. Upotrebom jednog iskaza odrediti zbir parnih, odnosno neparnih brojeva. Rezultat iskaza treba da bude uređena kolekcija koja sadrži dva broja. Prvi broj predstavlja zbir parnih brojeva, dok drugi broj predstavlja zbir neparnih brojeva.</text:span></text:p>
          <text:p text:style-name="P81"><text:span text:style-name="T1">Napomena</text:span>: Nije dozvoljena upotreba poruke <text:span text:style-name="T73">sum</text:span>.</text:p>
          <text:p text:style-name="P82"><text:span text:style-name="T1">Pomoć:</text:span> Upotrebiti poruku <text:span text:style-name="T73">groupedBy:</text:span> .</text:p>
          <text:p text:style-name="P81"/>
          <text:p text:style-name="P84"/>
          <text:p text:style-name="P30"><text:span text:style-name="T33">Napomena</text:span><text:span text:style-name="T95">: Zadatke 83-87. rešiti u maniru funkcionalnog programiranja.</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Bitstream Vera Sans Mono" svg:font-family="'Bitstream Vera Sans Mono'"/>
    <style:font-face style:name="Droid Sans Devanagari2" svg:font-family="'Droid Sans Devanagari'" style:font-family-generic="swiss"/>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Bitstream Vera Sans Mono1" svg:font-family="'Bitstream Vera Sans Mono'" style:font-pitch="variable"/>
    <style:font-face style:name="Droid Sans Devanagari1" svg:font-family="'Droid Sans Devanagari'" style:font-pitch="variable"/>
    <style:font-face style:name="Liberation Serif1" svg:font-family="'Liberation Serif'" style:font-pitch="variable"/>
    <style:font-face style:name="Noto Serif CJK SC" svg:font-family="'Noto Serif CJK SC'" style:font-pitch="variable"/>
    <style:font-face style:name="Source Code Pro1" svg:font-family="'Source Code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6T20:56:12.592785416</meta:creation-date>
    <dc:date>2021-04-01T15:25:37.257962808</dc:date>
    <meta:editing-duration>PT17H58M26S</meta:editing-duration>
    <meta:editing-cycles>371</meta:editing-cycles>
    <meta:generator>LibreOffice/7.0.3.1$Linux_X86_64 LibreOffice_project/00$Build-1</meta:generator>
    <meta:document-statistic meta:table-count="0" meta:image-count="0" meta:object-count="0" meta:page-count="7" meta:paragraph-count="193" meta:word-count="1691" meta:character-count="10541" meta:non-whitespace-character-count="9195"/>
  </office:meta>
</office:document-meta>
</file>